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11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15.251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339cm" fo:break-before="auto" style:use-optimal-row-height="true"/>
    </style:style>
    <style:style style:name="ro3" style:family="table-row">
      <style:table-row-properties style:row-height="2.201cm" fo:break-before="auto" style:use-optimal-row-height="true"/>
    </style:style>
    <style:style style:name="ro4" style:family="table-row">
      <style:table-row-properties style:row-height="1.771cm" fo:break-before="auto" style:use-optimal-row-height="true"/>
    </style:style>
    <style:style style:name="ro5" style:family="table-row">
      <style:table-row-properties style:row-height="2.632cm" fo:break-before="auto" style:use-optimal-row-height="true"/>
    </style:style>
    <style:style style:name="ro6" style:family="table-row">
      <style:table-row-properties style:row-height="3.06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Exampl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Ent1</text:p>
          </table:table-cell>
          <table:table-cell table:style-name="ce1" office:value-type="string" calcext:value-type="string">
            <text:p>Ent2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Entity types?</text:p>
          </table:table-cell>
          <table:table-cell table:style-name="ce1" office:value-type="string" calcext:value-type="string">
            <text:p>Path around key word?</text:p>
          </table:table-cell>
          <table:table-cell table:style-name="ce1" office:value-type="string" calcext:value-type="string">
            <text:p>Part Of Speech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Lex?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Sentence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bj|&lt;-pobj&lt;-from&lt;-prep&lt;-fly-&gt;prep-&gt;to-&gt;pobj-&gt;|pobj:INV</text:p>
          </table:table-cell>
          <table:table-cell office:value-type="string" calcext:value-type="string">
            <text:p>pos#TO:INV</text:p>
          </table:table-cell>
          <table:table-cell office:value-type="string" calcext:value-type="string">
            <text:p>lc#flies from:INV</text:p>
          </table:table-cell>
          <table:table-cell office:value-type="string" calcext:value-type="string">
            <text:p>rc#, with:INV</text:p>
          </table:table-cell>
          <table:table-cell/>
          <table:table-cell office:value-type="string" calcext:value-type="string">
            <text:p>trigger#fly</text:p>
          </table:table-cell>
          <table:table-cell office:value-type="string" calcext:value-type="string">
            <text:p>sen#Aer Lingus flies from New York to Dublin , with a short stopover in Shannon , starting at $ 358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uliet B. Schor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IN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author</text:p>
          </table:table-cell>
          <table:table-cell office:value-type="string" calcext:value-type="string">
            <text:p>lex#professor sociology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The idea of recreational shopping is not new , '' said Juliet B. Schor , a professor of sociology at Boston College and author of '' Born to Buy : The Commercialized Child and the New Consumer Culture '' ( Scribner )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dobj|&lt;-dobj&lt;-coach-&gt;prep-&gt;in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coached</text:p>
          </table:table-cell>
          <table:table-cell office:value-type="string" calcext:value-type="string">
            <text:p>rc#</text:p>
          </table:table-cell>
          <table:table-cell/>
          <table:table-cell office:value-type="string" calcext:value-type="string">
            <text:p>trigger#coach</text:p>
          </table:table-cell>
          <table:table-cell office:value-type="string" calcext:value-type="string">
            <text:p>sen#Narron 's brother Johnny coached Hamilton in North Carolina 10 years ago and once asked Jerry to watch him play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REL$/media_common/netflix_genre/titles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ss|&lt;-poss&lt;-invasion-&gt;prep-&gt;of-&gt;pobj-&gt;|pobj</text:p>
          </table:table-cell>
          <table:table-cell office:value-type="string" calcext:value-type="string">
            <text:p>pos#POS NN IN</text:p>
          </table:table-cell>
          <table:table-cell office:value-type="string" calcext:value-type="string">
            <text:p>lc#to criticiz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invasion</text:p>
          </table:table-cell>
          <table:table-cell office:value-type="string" calcext:value-type="string">
            <text:p>trigger#invasion</text:p>
          </table:table-cell>
          <table:table-cell office:value-type="string" calcext:value-type="string">
            <text:p>sen#He has also laid into British liberals for general anti-Semitism and for being too ready to criticize Israel 's invasion of Lebanon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Hieronymus Bosch</text:p>
          </table:table-cell>
          <table:table-cell office:value-type="string" calcext:value-type="string">
            <text:p>Ship of Fools</text:p>
          </table:table-cell>
          <table:table-cell office:value-type="string" calcext:value-type="string">
            <text:p>REL$/visual_art/visual_artist/artworks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painting-&gt;dep-&gt;|dep</text:p>
          </table:table-cell>
          <table:table-cell office:value-type="string" calcext:value-type="string">
            <text:p>pos#POS NN ''</text:p>
          </table:table-cell>
          <table:table-cell office:value-type="string" calcext:value-type="string">
            <text:p>lc#update of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's painting ''</text:p>
          </table:table-cell>
          <table:table-cell office:value-type="string" calcext:value-type="string">
            <text:p>trigger#painting</text:p>
          </table:table-cell>
          <table:table-cell office:value-type="string" calcext:value-type="string">
            <text:p>sen#The show 's pi�ce de r�sistance is a contemporary update of Hieronymus Bosch 's painting '' Ship of Fool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rt Center College of Design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dobj|&lt;-dobj&lt;-attend-&gt;prep-&gt;in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attends the</text:p>
          </table:table-cell>
          <table:table-cell office:value-type="string" calcext:value-type="string">
            <text:p>rc#,</text:p>
          </table:table-cell>
          <table:table-cell/>
          <table:table-cell office:value-type="string" calcext:value-type="string">
            <text:p>trigger#attend</text:p>
          </table:table-cell>
          <table:table-cell office:value-type="string" calcext:value-type="string">
            <text:p>sen#He attends the Art Center College of Design in Pasadena , Calif. , which trains would-be automotive designers .</text:p>
          </table:table-cell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rcmod|-&gt;rcmod-&gt;work-&gt;prep-&gt;for-&gt;pobj-&gt;|pobj</text:p>
          </table:table-cell>
          <table:table-cell office:value-type="string" calcext:value-type="string">
            <text:p>pos#WP RB VBD IN</text:p>
          </table:table-cell>
          <table:table-cell office:value-type="string" calcext:value-type="string">
            <text:p>lc#worker from</text:p>
          </table:table-cell>
          <table:table-cell office:value-type="string" calcext:value-type="string">
            <text:p>rc#, is</text:p>
          </table:table-cell>
          <table:table-cell office:value-type="string" calcext:value-type="string">
            <text:p>lex#worked</text:p>
          </table:table-cell>
          <table:table-cell office:value-type="string" calcext:value-type="string">
            <text:p>trigger#work</text:p>
          </table:table-cell>
          <table:table-cell office:value-type="string" calcext:value-type="string">
            <text:p>sen#Tracy Ball , unemployed former social worker from Brooklyn who never worked for New York City , is arrested and charged with illegally transferring more than $ 3.6 million from city comptroller 's office ; it is unclear how he gained access to JPMorgan Chase bank account used by office for workers ' compensation claims ; allegedly used money to pay for jewelry , cellphone bills and insurance premium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u Jint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L$/people/person/nationalit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ago when</text:p>
          </table:table-cell>
          <table:table-cell office:value-type="string" calcext:value-type="string">
            <text:p>rc#, visited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Expectations ran high three years ago when Hu Jintao , the president of China , visited South America and toasted a strategic partnership with his Brazilian counterpart , Luiz In�cio Lula da Silva , predicting trade between the countries would double to $ 20 bill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bj|&lt;-pobj&lt;-of&lt;-prep&lt;-museum-&gt;prep-&gt;in-&gt;pobj-&gt;|pobj:INV</text:p>
          </table:table-cell>
          <table:table-cell office:value-type="string" calcext:value-type="string">
            <text:p>pos#IN:INV</text:p>
          </table:table-cell>
          <table:table-cell office:value-type="string" calcext:value-type="string">
            <text:p>lc#of the:INV</text:p>
          </table:table-cell>
          <table:table-cell office:value-type="string" calcext:value-type="string">
            <text:p>rc#from:INV</text:p>
          </table:table-cell>
          <table:table-cell/>
          <table:table-cell office:value-type="string" calcext:value-type="string">
            <text:p>trigger#museum</text:p>
          </table:table-cell>
          <table:table-cell office:value-type="string" calcext:value-type="string">
            <text:p>sen#The five years he spent researching his book '' was the work of a monk , '' says Alain Roussot , who was curator of the Museum of the Aquitaine in Bordeaux from 1962 to 2000 and has known Dr. White since he first starting working in France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Carlo Beenakker</text:p>
          </table:table-cell>
          <table:table-cell office:value-type="string" calcext:value-type="string">
            <text:p>Leiden University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IN JJ NNS INlc#'' said</text:p>
          </table:table-cell>
          <table:table-cell/>
          <table:table-cell office:value-type="string" calcext:value-type="string">
            <text:p>rc#in the</text:p>
          </table:table-cell>
          <table:table-cell office:value-type="string" calcext:value-type="string">
            <text:p>lex#professor theoretical physics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The hype is bigger , '' said Carlo Beenakker , a professor of theoretical physics at Leiden University in the Netherlands , '' because the physics is richer . ''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ndre Geim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NN IN DT</text:p>
          </table:table-cell>
          <table:table-cell office:value-type="string" calcext:value-type="string">
            <text:p>lc#led by</text:p>
          </table:table-cell>
          <table:table-cell office:value-type="string" calcext:value-type="string">
            <text:p>rc#in</text:p>
          </table:table-cell>
          <table:table-cell office:value-type="string" calcext:value-type="string">
            <text:p>lex#physics professor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In September 2004 , Dr. Kim saw a preprint of a paper by researchers led by Andre Geim , a physics professor at the University of Manchester in England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elen Fisher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anthropologist-&gt;prep-&gt;at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rc#, argues</text:p>
          </table:table-cell>
          <table:table-cell office:value-type="string" calcext:value-type="string">
            <text:p>lex#anthropologist</text:p>
          </table:table-cell>
          <table:table-cell/>
          <table:table-cell office:value-type="string" calcext:value-type="string">
            <text:p>trigger#anthropologist</text:p>
          </table:table-cell>
          <table:table-cell office:value-type="string" calcext:value-type="string">
            <text:p>sen#Helen Fisher , an anthropologist at Rutgers University , argues that three primary brain systems have evolved to direct reproductive behavior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oseph W. Polisi</text:p>
          </table:table-cell>
          <table:table-cell office:value-type="string" calcext:value-type="string">
            <text:p>Juilliard School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There 's no question the talent is there , '' said Joseph W. Polisi , president of the Juilliard School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ark Cuban</text:p>
          </table:table-cell>
          <table:table-cell office:value-type="string" calcext:value-type="string">
            <text:p>REL$/sports/professional_sports_team/owner_s</text:p>
          </table:table-cell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appos|-&gt;appos-&gt;owner-&gt;prep-&gt;of-&gt;pobj-&gt;|pobj:INV</text:p>
          </table:table-cell>
          <table:table-cell office:value-type="string" calcext:value-type="string">
            <text:p>pos#, NN IN DT POS:INV</text:p>
          </table:table-cell>
          <table:table-cell office:value-type="string" calcext:value-type="string">
            <text:p>lc#could be:INV</text:p>
          </table:table-cell>
          <table:table-cell office:value-type="string" calcext:value-type="string">
            <text:p>rc#.:INV</text:p>
          </table:table-cell>
          <table:table-cell office:value-type="string" calcext:value-type="string">
            <text:p>lex#owner 's:INV</text:p>
          </table:table-cell>
          <table:table-cell office:value-type="string" calcext:value-type="string">
            <text:p>trigger#owner</text:p>
          </table:table-cell>
          <table:table-cell office:value-type="string" calcext:value-type="string">
            <text:p>sen#One of the potential buyers could be Mark Cuban , owner of the N.B.A. 's Dallas Maverick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Eric E. Schmidt</text:p>
          </table:table-cell>
          <table:table-cell office:value-type="string" calcext:value-type="string">
            <text:p>REL$/business/company/major_shareholders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executive-&gt;appos-&gt;|appos</text:p>
          </table:table-cell>
          <table:table-cell office:value-type="string" calcext:value-type="string">
            <text:p>pos#POS JJ NN ,</text:p>
          </table:table-cell>
          <table:table-cell/>
          <table:table-cell office:value-type="string" calcext:value-type="string">
            <text:p>rc#, above</text:p>
          </table:table-cell>
          <table:table-cell office:value-type="string" calcext:value-type="string">
            <text:p>lex#'s chief executive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Google 's chief executive , Eric E. Schmidt , above , said the company thought it could '' add value to this important medium by delivering more relevant ads to viewers . ''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ndrew Young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JJ NN IN</text:p>
          </table:table-cell>
          <table:table-cell office:value-type="string" calcext:value-type="string">
            <text:p>lc#referring to</text:p>
          </table:table-cell>
          <table:table-cell office:value-type="string" calcext:value-type="string">
            <text:p>rc#who worked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Payne was referring to Andrew Young , the former mayor of Atlanta who worked with him on the bid . ''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Bill Richardso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governo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governor and</text:p>
          </table:table-cell>
          <table:table-cell/>
          <table:table-cell office:value-type="string" calcext:value-type="string">
            <text:p>trigger#governor</text:p>
          </table:table-cell>
          <table:table-cell office:value-type="string" calcext:value-type="string">
            <text:p>sen#Bill Richardson , the New Mexico governor and Democratic presidential candidate , won the admiration -- and at least one vote -- of a smoky constituency on Monday . ''</text:p>
          </table:table-cell>
          <table:table-cell table:style-name="ce4" table:number-columns-repeated="2"/>
          <table:table-cell table:number-columns-repeated="1010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Eric E. Schmidt</text:p>
          </table:table-cell>
          <table:table-cell office:value-type="string" calcext:value-type="string">
            <text:p>REL$/business/company/major_shareholders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executive-&gt;appos-&gt;|appos</text:p>
          </table:table-cell>
          <table:table-cell office:value-type="string" calcext:value-type="string">
            <text:p>pos#POS JJ NN ,</text:p>
          </table:table-cell>
          <table:table-cell office:value-type="string" calcext:value-type="string">
            <text:p>lc#, ''</text:p>
          </table:table-cell>
          <table:table-cell office:value-type="string" calcext:value-type="string">
            <text:p>rc#, said</text:p>
          </table:table-cell>
          <table:table-cell office:value-type="string" calcext:value-type="string">
            <text:p>lex#'s chief executive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We think we can add value to this important medium by delivering more relevant ads to viewers , providing better accountability for advertisers and better monetize inventory for TV operators and programmers , '' Google 's chief executive , Eric E. Schmidt , said in a statement announcing the EchoStar partnership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David Kenny</text:p>
          </table:table-cell>
          <table:table-cell office:value-type="string" calcext:value-type="string">
            <text:p>Digitas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executive-&gt;prep-&gt;of-&gt;pobj-&gt;|pobj</text:p>
          </table:table-cell>
          <table:table-cell office:value-type="string" calcext:value-type="string">
            <text:p>pos#, JJ NN IN DT NN NN N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chief executive online marketing agency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The Internet is very effective for our clients , '' said David Kenny , chief executive of the online marketing agency Digita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Brad Grey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n|&lt;-nn&lt;-chairman-&gt;appos-&gt;|appos:INV</text:p>
          </table:table-cell>
          <table:table-cell office:value-type="string" calcext:value-type="string">
            <text:p>pos#NN ,:INV</text:p>
          </table:table-cell>
          <table:table-cell office:value-type="string" calcext:value-type="string">
            <text:p>lc#as the:INV</text:p>
          </table:table-cell>
          <table:table-cell office:value-type="string" calcext:value-type="string">
            <text:p>rc#; the:INV</text:p>
          </table:table-cell>
          <table:table-cell office:value-type="string" calcext:value-type="string">
            <text:p>lex#chairman:INV</text:p>
          </table:table-cell>
          <table:table-cell office:value-type="string" calcext:value-type="string">
            <text:p>trigger#chairman</text:p>
          </table:table-cell>
          <table:table-cell office:value-type="string" calcext:value-type="string">
            <text:p>sen#But lawyers for such civil defendants as the Paramount Pictures chairman , Brad Grey ; the entertainment lawyer Bertram Fields ; and the phone company argued that they would be severely hamstrung in defending themselves until the conclusion of the criminal trial , now set to begin on Aug. 22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John Edward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senator-&gt;nn-&gt;|nn</text:p>
          </table:table-cell>
          <table:table-cell office:value-type="string" calcext:value-type="string">
            <text:p>pos#, DT JJ</text:p>
          </table:table-cell>
          <table:table-cell office:value-type="string" calcext:value-type="string">
            <text:p>lc#do of</text:p>
          </table:table-cell>
          <table:table-cell office:value-type="string" calcext:value-type="string">
            <text:p>rc#senator .</text:p>
          </table:table-cell>
          <table:table-cell/>
          <table:table-cell office:value-type="string" calcext:value-type="string">
            <text:p>trigger#senator</text:p>
          </table:table-cell>
          <table:table-cell office:value-type="string" calcext:value-type="string">
            <text:p>sen#Democratic voters have a more favorable impression of Senator Hillary Rodham Clinton of New York than they do of John Edwards , the former North Carolina senator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ud Selig</text:p>
          </table:table-cell>
          <table:table-cell office:value-type="string" calcext:value-type="string">
            <text:p>Major League Baseball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poss|&lt;-poss&lt;-commissioner-&gt;appos-&gt;|appos:INV</text:p>
          </table:table-cell>
          <table:table-cell office:value-type="string" calcext:value-type="string">
            <text:p>pos#POS NN ,:INV</text:p>
          </table:table-cell>
          <table:table-cell office:value-type="string" calcext:value-type="string">
            <text:p>lc#, '':INV</text:p>
          </table:table-cell>
          <table:table-cell office:value-type="string" calcext:value-type="string">
            <text:p>rc#, told:INV</text:p>
          </table:table-cell>
          <table:table-cell office:value-type="string" calcext:value-type="string">
            <text:p>lex#'s commissioner:INV</text:p>
          </table:table-cell>
          <table:table-cell office:value-type="string" calcext:value-type="string">
            <text:p>trigger#commissioner</text:p>
          </table:table-cell>
          <table:table-cell office:value-type="string" calcext:value-type="string">
            <text:p>sen#The Cubs are a great franchise -- great history , great tradition , '' Major League Baseball 's commissioner , Bud Selig , told reporters in Chicago , where he was attending the White Sox ' opener against Cleveland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ark Cuban</text:p>
          </table:table-cell>
          <table:table-cell office:value-type="string" calcext:value-type="string">
            <text:p>REL$/sports/professional_sports_team/owner_s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rcmod|-&gt;rcmod-&gt;own-&gt;dobj-&gt;|dobj:INV</text:p>
          </table:table-cell>
          <table:table-cell office:value-type="string" calcext:value-type="string">
            <text:p>pos#, WP VBZ DT:INV</text:p>
          </table:table-cell>
          <table:table-cell office:value-type="string" calcext:value-type="string">
            <text:p>lc#, including:INV</text:p>
          </table:table-cell>
          <table:table-cell office:value-type="string" calcext:value-type="string">
            <text:p>rc#, and:INV</text:p>
          </table:table-cell>
          <table:table-cell office:value-type="string" calcext:value-type="string">
            <text:p>lex#owns:INV</text:p>
          </table:table-cell>
          <table:table-cell office:value-type="string" calcext:value-type="string">
            <text:p>trigger#cuban</text:p>
          </table:table-cell>
          <table:table-cell office:value-type="string" calcext:value-type="string">
            <text:p>sen#Soon after Tribune 's announcement Monday , several names emerged as possible candidates to buy the team , including Mark Cuban , who owns the Dallas Mavericks , and Jerry Colangelo , the chairman of the Phoenix Su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erry Colangelo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REL$/book/author/works_written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hairman-&gt;prep-&gt;of-&gt;pobj-&gt;|pobj</text:p>
          </table:table-cell>
          <table:table-cell office:value-type="string" calcext:value-type="string">
            <text:p>pos#, DT NN IN DT</text:p>
          </table:table-cell>
          <table:table-cell office:value-type="string" calcext:value-type="string">
            <text:p>lc#, andrc#.</text:p>
          </table:table-cell>
          <table:table-cell office:value-type="string" calcext:value-type="string">
            <text:p>lex#chairman</text:p>
          </table:table-cell>
          <table:table-cell/>
          <table:table-cell office:value-type="string" calcext:value-type="string">
            <text:p>trigger#chairman</text:p>
          </table:table-cell>
          <table:table-cell office:value-type="string" calcext:value-type="string">
            <text:p>sen#Soon after Tribune 's announcement Monday , several names emerged as possible candidates to buy the team , including Mark Cuban , who owns the Dallas Mavericks , and Jerry Colangelo , the chairman of the Phoenix Suns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pobj|&lt;-pobj&lt;-in&lt;-prep&lt;-describe-&gt;nsubj-&gt;|nsubj:INV</text:p>
          </table:table-cell>
          <table:table-cell office:value-type="string" calcext:value-type="string">
            <text:p>pos#, NNP:INV</text:p>
          </table:table-cell>
          <table:table-cell office:value-type="string" calcext:value-type="string">
            <text:p>lc#In:INV</text:p>
          </table:table-cell>
          <table:table-cell office:value-type="string" calcext:value-type="string">
            <text:p>rc#described the:INV</text:p>
          </table:table-cell>
          <table:table-cell office:value-type="string" calcext:value-type="string">
            <text:p>lex#President:INV</text:p>
          </table:table-cell>
          <table:table-cell office:value-type="string" calcext:value-type="string">
            <text:p>trigger#describe</text:p>
          </table:table-cell>
          <table:table-cell office:value-type="string" calcext:value-type="string">
            <text:p>sen#In Washington , President Bush described the Iranian action as '' indefensible '' and said that he , too , hoped to see the situation resolved peacefully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minister-&gt;poss-&gt;|poss</text:p>
          </table:table-cell>
          <table:table-cell office:value-type="string" calcext:value-type="string">
            <text:p>pos#,</text:p>
          </table:table-cell>
          <table:table-cell office:value-type="string" calcext:value-type="string">
            <text:p>lc#freed in</text:p>
          </table:table-cell>
          <table:table-cell office:value-type="string" calcext:value-type="string">
            <text:p>rc#'s foreign</text:p>
          </table:table-cell>
          <table:table-cell/>
          <table:table-cell office:value-type="string" calcext:value-type="string">
            <text:p>trigger#minister</text:p>
          </table:table-cell>
          <table:table-cell office:value-type="string" calcext:value-type="string">
            <text:p>sen#A5 An Iranian diplomat kidnapped by men wearing uniforms of the Iraqi Security Forces was freed in Baghdad , Iraq 's foreign minister said , adding he continued to work to free five other Iranians held by American military forces .</text:p>
          </table:table-cell>
          <table:table-cell table:style-name="ce4"/>
          <table:table-cell table:number-columns-repeated="1011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Guangdong Province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capital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in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capital</text:p>
          </table:table-cell>
          <table:table-cell office:value-type="string" calcext:value-type="string">
            <text:p>trigger#capital</text:p>
          </table:table-cell>
          <table:table-cell office:value-type="string" calcext:value-type="string">
            <text:p>sen#A McDonald 's spokesman said that the company already had unions in some of its Chinese stores and that even before the pay complaints arose , the company had been cooperating with the All-China Federation of Trade Unions in Guangzhou , the capital of Guangdong Province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avin News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Although</text:p>
          </table:table-cell>
          <table:table-cell office:value-type="string" calcext:value-type="string">
            <text:p>rc#, recently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Although Gavin Newsom , the mayor of San Francisco , recently weighed in on the 2007 Farm Bill and many mayors have taken up the anti-obesity cause , no mayor of a large urban city has stood up and become , in essence , the Alice Waters of city food politic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REL$/book/author/works_written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refer-&gt;prep-&gt;to-&gt;pobj-&gt;|pobj:INV</text:p>
          </table:table-cell>
          <table:table-cell office:value-type="string" calcext:value-type="string">
            <text:p>pos#VBD TO DT NN NNP:INV</text:p>
          </table:table-cell>
          <table:table-cell/>
          <table:table-cell office:value-type="string" calcext:value-type="string">
            <text:p>rc#, and:INV</text:p>
          </table:table-cell>
          <table:table-cell office:value-type="string" calcext:value-type="string">
            <text:p>lex#referred philosopher Sir:INV</text:p>
          </table:table-cell>
          <table:table-cell office:value-type="string" calcext:value-type="string">
            <text:p>trigger#refer</text:p>
          </table:table-cell>
          <table:table-cell office:value-type="string" calcext:value-type="string">
            <text:p>sen#Bacon referred to the philosopher Sir Francis Bacon , and H�lo�se ( Hewlett-Packard ) and Ab�lard ( Compaq ) are medieval French lovers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reektow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neighborhood-&gt;prep-&gt;of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in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neighborhood</text:p>
          </table:table-cell>
          <table:table-cell office:value-type="string" calcext:value-type="string">
            <text:p>trigger#neighborhood</text:p>
          </table:table-cell>
          <table:table-cell office:value-type="string" calcext:value-type="string">
            <text:p>sen#That night , in a bar in the Greektown neighborhood of Detroit , Ray Paige , 51 , a local lawyer , explains why even in the town that produced Joe Louis and Thomas Hearns , wrestling has become more popular than boxing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lackstone Group</text:p>
          </table:table-cell>
          <table:table-cell office:value-type="string" calcext:value-type="string">
            <text:p>Stephen A. Schwarzman</text:p>
          </table:table-cell>
          <table:table-cell office:value-type="string" calcext:value-type="string">
            <text:p>REL$/business/company/founders</text:p>
          </table:table-cell>
          <table:table-cell office:value-type="string" calcext:value-type="string">
            <text:p>ner#ORGANIZATION-&gt;PERSON</text:p>
          </table:table-cell>
          <table:table-cell office:value-type="string" calcext:value-type="string">
            <text:p>path#appos|-&gt;appos-&gt;chairman-&gt;prep-&gt;of-&gt;pobj-&gt;|pobj:INV</text:p>
          </table:table-cell>
          <table:table-cell office:value-type="string" calcext:value-type="string">
            <text:p>pos#, DT NN IN DT:INV</text:p>
          </table:table-cell>
          <table:table-cell office:value-type="string" calcext:value-type="string">
            <text:p>lc#ago ,:INV</text:p>
          </table:table-cell>
          <table:table-cell office:value-type="string" calcext:value-type="string">
            <text:p>rc#, used:INV</text:p>
          </table:table-cell>
          <table:table-cell office:value-type="string" calcext:value-type="string">
            <text:p>lex#chairman:INV</text:p>
          </table:table-cell>
          <table:table-cell office:value-type="string" calcext:value-type="string">
            <text:p>trigger#chairman</text:p>
          </table:table-cell>
          <table:table-cell office:value-type="string" calcext:value-type="string">
            <text:p>sen#LESS than a decade ago , Stephen A. Schwarzman , the chairman of the Blackstone Group , used to spend his days flying from city to city to drum up money for his private equity fund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William Forsyth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choreographer-&gt;amod-&gt;|amod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, when</text:p>
          </table:table-cell>
          <table:table-cell office:value-type="string" calcext:value-type="string">
            <text:p>rc#choreographer ,</text:p>
          </table:table-cell>
          <table:table-cell/>
          <table:table-cell office:value-type="string" calcext:value-type="string">
            <text:p>trigger#choreographer</text:p>
          </table:table-cell>
          <table:table-cell office:value-type="string" calcext:value-type="string">
            <text:p>sen#A. Ballett Frankfurt ( as the company has been known since 1984 , when William Forsythe , the American choreographer , took over as artistic director ) gives about 50 performances a year in Frankfur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ark Stree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take-&gt;prep-&gt;to-&gt;pobj-&gt;|pobj</text:p>
          </table:table-cell>
          <table:table-cell office:value-type="string" calcext:value-type="string">
            <text:p>pos#VBD DT NNP NNS TO</text:p>
          </table:table-cell>
          <table:table-cell/>
          <table:table-cell office:value-type="string" calcext:value-type="string">
            <text:p>rc#and hiked</text:p>
          </table:table-cell>
          <table:table-cell office:value-type="string" calcext:value-type="string">
            <text:p>lex#stops</text:p>
          </table:table-cell>
          <table:table-cell office:value-type="string" calcext:value-type="string">
            <text:p>trigger#take</text:p>
          </table:table-cell>
          <table:table-cell office:value-type="string" calcext:value-type="string">
            <text:p>sen#Tim took the T Red Line two stops to Park Street and hiked up the Common , arriving for lunch at 1:15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Poul Nielson</text:p>
          </table:table-cell>
          <table:table-cell office:value-type="string" calcext:value-type="string">
            <text:p>European Un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ommissioner-&gt;prep-&gt;of-&gt;pobj-&gt;|pobj</text:p>
          </table:table-cell>
          <table:table-cell office:value-type="string" calcext:value-type="string">
            <text:p>pos#, DT NN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development commissioner</text:p>
          </table:table-cell>
          <table:table-cell office:value-type="string" calcext:value-type="string">
            <text:p>trigger#commissioner</text:p>
          </table:table-cell>
          <table:table-cell office:value-type="string" calcext:value-type="string">
            <text:p>sen#Having a success or even a relative success at this meeting and having the machine function in good order is a way of getting back on track , '' said Poul Nielson , the development commissioner of the European Union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rcmod|-&gt;rcmod-&gt;begin-&gt;nsubj-&gt;|nsubj</text:p>
          </table:table-cell>
          <table:table-cell office:value-type="string" calcext:value-type="string">
            <text:p>pos#WRB</text:p>
          </table:table-cell>
          <table:table-cell office:value-type="string" calcext:value-type="string">
            <text:p>lc#in northern</text:p>
          </table:table-cell>
          <table:table-cell office:value-type="string" calcext:value-type="string">
            <text:p>rc#effectively begins</text:p>
          </table:table-cell>
          <table:table-cell/>
          <table:table-cell office:value-type="string" calcext:value-type="string">
            <text:p>trigger#begin</text:p>
          </table:table-cell>
          <table:table-cell office:value-type="string" calcext:value-type="string">
            <text:p>sen#KOSOVSKA MITROVICA is the divided town in northern Kosovo where Serbia effectively begi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Forest Acre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suburb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, in</text:p>
          </table:table-cell>
          <table:table-cell office:value-type="string" calcext:value-type="string">
            <text:p>rc#that is</text:p>
          </table:table-cell>
          <table:table-cell office:value-type="string" calcext:value-type="string">
            <text:p>lex#suburb</text:p>
          </table:table-cell>
          <table:table-cell office:value-type="string" calcext:value-type="string">
            <text:p>trigger#suburb</text:p>
          </table:table-cell>
          <table:table-cell office:value-type="string" calcext:value-type="string">
            <text:p>sen#That was clear , for example , in Forest Acres , a suburb of Columbia that is mainly Republican but has large numbers of independents and Reagan Democra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appos|-&gt;appos-&gt;manager-&gt;nn-&gt;|nn</text:p>
          </table:table-cell>
          <table:table-cell office:value-type="string" calcext:value-type="string">
            <text:p>pos#, , DT</text:p>
          </table:table-cell>
          <table:table-cell office:value-type="string" calcext:value-type="string">
            <text:p>lc#south of</text:p>
          </table:table-cell>
          <table:table-cell office:value-type="string" calcext:value-type="string">
            <text:p>rc#volunteer poll</text:p>
          </table:table-cell>
          <table:table-cell/>
          <table:table-cell office:value-type="string" calcext:value-type="string">
            <text:p>trigger#manager</text:p>
          </table:table-cell>
          <table:table-cell office:value-type="string" calcext:value-type="string">
            <text:p>sen#At the North Bamberg precinct 50 miles south of Columbia , Ronny Maxwell , the Republican volunteer poll manager , said at 1 p.m. that nearly 300 people had voted , but he only had enough ballot slips for 399 voter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Terrence Rafferty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n|&lt;-nn&lt;-article-&gt;prep-&gt;on-&gt;pobj-&gt;|pobj</text:p>
          </table:table-cell>
          <table:table-cell office:value-type="string" calcext:value-type="string">
            <text:p>pos#NN IN</text:p>
          </table:table-cell>
          <table:table-cell/>
          <table:table-cell office:value-type="string" calcext:value-type="string">
            <text:p>rc#as it</text:p>
          </table:table-cell>
          <table:table-cell office:value-type="string" calcext:value-type="string">
            <text:p>lex#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Terrence Rafferty article on Long Island as it has been portrayed in the movies , including Judy Berlin , forthcoming film by Eric Mendelsohn ; photo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use-&gt;dobj-&gt;|dobj</text:p>
          </table:table-cell>
          <table:table-cell office:value-type="string" calcext:value-type="string">
            <text:p>pos#MD RB VB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as the</text:p>
          </table:table-cell>
          <table:table-cell office:value-type="string" calcext:value-type="string">
            <text:p>lex#plausibly</text:p>
          </table:table-cell>
          <table:table-cell office:value-type="string" calcext:value-type="string">
            <text:p>trigger#use</text:p>
          </table:table-cell>
          <table:table-cell office:value-type="string" calcext:value-type="string">
            <text:p>sen#Such indispensable Americans as Theodore Roosevelt and Walt Whitman lived happily there , once upon a time ; and as recently as 75 years ago , F. Scott Fitzgerald could plausibly use Long Island as the locus of Jay Gatsby 's dreams -- that green light at the end of the dock came from somewhere around Great Neck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LOCATION</text:p>
          </table:table-cell>
          <table:table-cell office:value-type="string" calcext:value-type="string">
            <text:p>path#amod|&lt;-amod&lt;-campaign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by the</text:p>
          </table:table-cell>
          <table:table-cell office:value-type="string" calcext:value-type="string">
            <text:p>rc#in</text:p>
          </table:table-cell>
          <table:table-cell office:value-type="string" calcext:value-type="string">
            <text:p>lex#campaign</text:p>
          </table:table-cell>
          <table:table-cell office:value-type="string" calcext:value-type="string">
            <text:p>trigger#campaign</text:p>
          </table:table-cell>
          <table:table-cell office:value-type="string" calcext:value-type="string">
            <text:p>sen#We learn about the Parisian craze for cashmere shawls ( ignited by the French campaign in Egypt in 1798 ) and also about the Parisian marksmen who , at the height of the revolutionary ferment of 1830 , shot the hands off clock faces , as if to stop time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dobj|&lt;-dobj&lt;-flee-&gt;prep-&gt;for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had fled</text:p>
          </table:table-cell>
          <table:table-cell office:value-type="string" calcext:value-type="string">
            <text:p>rc#in</text:p>
          </table:table-cell>
          <table:table-cell/>
          <table:table-cell office:value-type="string" calcext:value-type="string">
            <text:p>trigger#flee</text:p>
          </table:table-cell>
          <table:table-cell office:value-type="string" calcext:value-type="string">
            <text:p>sen#After he had fled Germany for Paris in 1933 , he would pass days at a time in the Bibliotheque Nationale , poring over documents , simultaneously forging ahead '' with the whetted ax of reason '' -- his delirious phrase - and sinking into mind-altering reverie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Egyptians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ORGANIZATION</text:p>
          </table:table-cell>
          <table:table-cell office:value-type="string" calcext:value-type="string">
            <text:p>path#nsubj|&lt;-nsubj&lt;-rely-&gt;prep-&gt;on-&gt;pobj-&gt;|pobj</text:p>
          </table:table-cell>
          <table:table-cell office:value-type="string" calcext:value-type="string">
            <text:p>pos#VBP IN DT</text:p>
          </table:table-cell>
          <table:table-cell/>
          <table:table-cell office:value-type="string" calcext:value-type="string">
            <text:p>rc#for irrigation</text:p>
          </table:table-cell>
          <table:table-cell office:value-type="string" calcext:value-type="string">
            <text:p>lex#relied</text:p>
          </table:table-cell>
          <table:table-cell office:value-type="string" calcext:value-type="string">
            <text:p>trigger#rely</text:p>
          </table:table-cell>
          <table:table-cell office:value-type="string" calcext:value-type="string">
            <text:p>sen#Egyptians relied on the Nile for irrigation and transportation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Miami Beach</text:p>
          </table:table-cell>
          <table:table-cell office:value-type="string" calcext:value-type="string">
            <text:p>Art Deco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ss|&lt;-poss&lt;-district-&gt;nn-&gt;|nn</text:p>
          </table:table-cell>
          <table:table-cell office:value-type="string" calcext:value-type="string">
            <text:p>pos#POS JJ</text:p>
          </table:table-cell>
          <table:table-cell office:value-type="string" calcext:value-type="string">
            <text:p>lc#just outside</text:p>
          </table:table-cell>
          <table:table-cell office:value-type="string" calcext:value-type="string">
            <text:p>rc#district .</text:p>
          </table:table-cell>
          <table:table-cell office:value-type="string" calcext:value-type="string">
            <text:p>lex#'s historic</text:p>
          </table:table-cell>
          <table:table-cell office:value-type="string" calcext:value-type="string">
            <text:p>trigger#district</text:p>
          </table:table-cell>
          <table:table-cell office:value-type="string" calcext:value-type="string">
            <text:p>sen#So , on the theory that living well is the best revenge , Baratta got back the hefty deposit he had made on his St. Barts lodgings and put it toward the purchase of a small ( 1,000-square-foot ) two-bedroom apartment in a 1930 's building just outside Miami Beach 's historic Art Deco district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ark Hulbert</text:p>
          </table:table-cell>
          <table:table-cell office:value-type="string" calcext:value-type="string">
            <text:p>Hulbert Financial Diges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editor-&gt;prep-&gt;of-&gt;pobj-&gt;|pobj</text:p>
          </table:table-cell>
          <table:table-cell office:value-type="string" calcext:value-type="string">
            <text:p>pos#VBZ NN IN DT</text:p>
          </table:table-cell>
          <table:table-cell office:value-type="string" calcext:value-type="string">
            <text:p>lc#STRATEGIES</text:p>
          </table:table-cell>
          <table:table-cell office:value-type="string" calcext:value-type="string">
            <text:p>rc#, a</text:p>
          </table:table-cell>
          <table:table-cell office:value-type="string" calcext:value-type="string">
            <text:p>lex#editor The</text:p>
          </table:table-cell>
          <table:table-cell office:value-type="string" calcext:value-type="string">
            <text:p>trigger#editor</text:p>
          </table:table-cell>
          <table:table-cell office:value-type="string" calcext:value-type="string">
            <text:p>sen#STRATEGIES Mark Hulbert is editor of The Hulbert Financial Digest , a newsletter based in Annandale , Va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Hulbert Financial Digest</text:p>
          </table:table-cell>
          <table:table-cell office:value-type="string" calcext:value-type="string">
            <text:p>Annandal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appos|-&gt;appos-&gt;newsletter-&gt;partmod-&gt;base-&gt;prep-&gt;in-&gt;pobj-&gt;|pobj</text:p>
          </table:table-cell>
          <table:table-cell office:value-type="string" calcext:value-type="string">
            <text:p>pos#, DT NN VBN IN</text:p>
          </table:table-cell>
          <table:table-cell office:value-type="string" calcext:value-type="string">
            <text:p>lc#of The</text:p>
          </table:table-cell>
          <table:table-cell office:value-type="string" calcext:value-type="string">
            <text:p>rc#, Va</text:p>
          </table:table-cell>
          <table:table-cell office:value-type="string" calcext:value-type="string">
            <text:p>lex#newsletter based</text:p>
          </table:table-cell>
          <table:table-cell office:value-type="string" calcext:value-type="string">
            <text:p>trigger#newsletter trigger#base</text:p>
          </table:table-cell>
          <table:table-cell office:value-type="string" calcext:value-type="string">
            <text:p>sen#STRATEGIES Mark Hulbert is editor of The Hulbert Financial Digest , a newsletter based in Annandale , Va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Hendrik Hertzberg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editor-&gt;prep-&gt;of-&gt;pobj-&gt;|pobj</text:p>
          </table:table-cell>
          <table:table-cell office:value-type="string" calcext:value-type="string">
            <text:p>pos#, JJ NN IN DT</text:p>
          </table:table-cell>
          <table:table-cell office:value-type="string" calcext:value-type="string">
            <text:p>lc#suggests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senior editor The</text:p>
          </table:table-cell>
          <table:table-cell office:value-type="string" calcext:value-type="string">
            <text:p>trigger#editor</text:p>
          </table:table-cell>
          <table:table-cell office:value-type="string" calcext:value-type="string">
            <text:p>sen#suggests Hendrik Hertzberg , senior editor of The New Yorker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Julius Francis</text:p>
          </table:table-cell>
          <table:table-cell office:value-type="string" calcext:value-type="string">
            <text:p>Mike Tys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pass|&lt;-nsubjpass&lt;-beat-&gt;prep-&gt;by-&gt;pobj-&gt;|pobj</text:p>
          </table:table-cell>
          <table:table-cell office:value-type="string" calcext:value-type="string">
            <text:p>pos#VBD VBN RB IN</text:p>
          </table:table-cell>
          <table:table-cell office:value-type="string" calcext:value-type="string">
            <text:p>lc#heavyweight boxer</text:p>
          </table:table-cell>
          <table:table-cell office:value-type="string" calcext:value-type="string">
            <text:p>rc#last month</text:p>
          </table:table-cell>
          <table:table-cell office:value-type="string" calcext:value-type="string">
            <text:p>lex#beaten decisively</text:p>
          </table:table-cell>
          <table:table-cell office:value-type="string" calcext:value-type="string">
            <text:p>trigger#beat</text:p>
          </table:table-cell>
          <table:table-cell office:value-type="string" calcext:value-type="string">
            <text:p>sen#When the British heavyweight boxer Julius Francis was beaten decisively by Mike Tyson last month , the human punching bag told an interviewer : '' I tried in there , you know what I 'm sayin ' 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Harlem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theater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outside the</text:p>
          </table:table-cell>
          <table:table-cell office:value-type="string" calcext:value-type="string">
            <text:p>rc#yesterday threatening</text:p>
          </table:table-cell>
          <table:table-cell office:value-type="string" calcext:value-type="string">
            <text:p>lex#theater</text:p>
          </table:table-cell>
          <table:table-cell office:value-type="string" calcext:value-type="string">
            <text:p>trigger#theater</text:p>
          </table:table-cell>
          <table:table-cell office:value-type="string" calcext:value-type="string">
            <text:p>sen#Stagehands gathered outside the Apollo theater in Harlem yesterday threatening a walkout , two days before a scheduled Democratic presidential debate at the historic theater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Leslie Field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spokeswoman-&gt;prep-&gt;for-&gt;pobj-&gt;|pobj</text:p>
          </table:table-cell>
          <table:table-cell office:value-type="string" calcext:value-type="string">
            <text:p>pos#, DT NN IN</text:p>
          </table:table-cell>
          <table:table-cell/>
          <table:table-cell office:value-type="string" calcext:value-type="string">
            <text:p>rc#, said</text:p>
          </table:table-cell>
          <table:table-cell office:value-type="string" calcext:value-type="string">
            <text:p>lex#spokeswoman</text:p>
          </table:table-cell>
          <table:table-cell office:value-type="string" calcext:value-type="string">
            <text:p>trigger#spokeswoman</text:p>
          </table:table-cell>
          <table:table-cell office:value-type="string" calcext:value-type="string">
            <text:p>sen#Leslie Field , a spokeswoman for CNN , said the station was not looking into alternate sit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tephen Frears</text:p>
          </table:table-cell>
          <table:table-cell office:value-type="string" calcext:value-type="string">
            <text:p>John Cusack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|&lt;-nsubj&lt;-cast-&gt;dobj-&gt;|dobj</text:p>
          </table:table-cell>
          <table:table-cell office:value-type="string" calcext:value-type="string">
            <text:p>pos#VBD PRP$ JJ</text:p>
          </table:table-cell>
          <table:table-cell office:value-type="string" calcext:value-type="string">
            <text:p>lc#festival ,</text:p>
          </table:table-cell>
          <table:table-cell office:value-type="string" calcext:value-type="string">
            <text:p>rc#in ''</text:p>
          </table:table-cell>
          <table:table-cell office:value-type="string" calcext:value-type="string">
            <text:p>lex#cast opposite</text:p>
          </table:table-cell>
          <table:table-cell office:value-type="string" calcext:value-type="string">
            <text:p>trigger#cast</text:p>
          </table:table-cell>
          <table:table-cell office:value-type="string" calcext:value-type="string">
            <text:p>sen#Having seen her in '' Mifune '' at the Berlin festival , Stephen Frears cast her opposite John Cusack in '' High Fidelity , '' a romantic comedy based on the novel by Nick Hornby , which opens in the United States on March 31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Yevgeny Primakov</text:p>
          </table:table-cell>
          <table:table-cell office:value-type="string" calcext:value-type="string">
            <text:p>Communist Part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strike-&gt;prep-&gt;with-&gt;pobj-&gt;|pobj</text:p>
          </table:table-cell>
          <table:table-cell office:value-type="string" calcext:value-type="string">
            <text:p>pos#, NNS VBN IN VBD DT JJ NN IN DT</text:p>
          </table:table-cell>
          <table:table-cell office:value-type="string" calcext:value-type="string">
            <text:p>lc#Prime Minister</text:p>
          </table:table-cell>
          <table:table-cell office:value-type="string" calcext:value-type="string">
            <text:p>rc#in Parliament</text:p>
          </table:table-cell>
          <table:table-cell office:value-type="string" calcext:value-type="string">
            <text:p>lex#deputies aligned struck power-sharing deal</text:p>
          </table:table-cell>
          <table:table-cell office:value-type="string" calcext:value-type="string">
            <text:p>trigger#strike</text:p>
          </table:table-cell>
          <table:table-cell office:value-type="string" calcext:value-type="string">
            <text:p>sen#Apparently for the purpose of skewering Mr. Putin 's potential rival , former Prime Minister Yevgeny Primakov , deputies aligned with Mr. Putin struck a power-sharing deal with the Communist Party in Parliament , shunning democratic forc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Anatoly Sobchak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JJ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,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Yeltsin and Chernomyrdin , they relax by going to the baths , by going hunting , by heavy drinking , '' said Anatoly Sobchak , a former mayor of St. Petersburg and , early on , Mr. Putin 's mento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appos|-&gt;appos-&gt;giant-&gt;amod-&gt;|amod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to</text:p>
          </table:table-cell>
          <table:table-cell office:value-type="string" calcext:value-type="string">
            <text:p>rc#electronics giant</text:p>
          </table:table-cell>
          <table:table-cell/>
          <table:table-cell office:value-type="string" calcext:value-type="string">
            <text:p>trigger#giant</text:p>
          </table:table-cell>
          <table:table-cell office:value-type="string" calcext:value-type="string">
            <text:p>sen#Mr. Sobchak and others say Mr. Putin had a major hand in every significant foreign investment in St. Petersburg in the early 1990 's , from Coca-Cola to Credit Lyonnais to Dresdner Bank to NEC , the Japanese electronics giant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e Gaull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give-&gt;iobj-&gt;|iobj</text:p>
          </table:table-cell>
          <table:table-cell office:value-type="string" calcext:value-type="string">
            <text:p>pos#MD RB VB DT</text:p>
          </table:table-cell>
          <table:table-cell office:value-type="string" calcext:value-type="string">
            <text:p>lc#'s</text:p>
          </table:table-cell>
          <table:table-cell office:value-type="string" calcext:value-type="string">
            <text:p>rc#even greater</text:p>
          </table:table-cell>
          <table:table-cell office:value-type="string" calcext:value-type="string">
            <text:p>lex#give</text:p>
          </table:table-cell>
          <table:table-cell office:value-type="string" calcext:value-type="string">
            <text:p>trigger#give</text:p>
          </table:table-cell>
          <table:table-cell office:value-type="string" calcext:value-type="string">
            <text:p>sen#Should it continue after the March election , as seems likely , Russia 's De Gaulle may well give the West even greater headaches than did the original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poss|&lt;-poss&lt;-deal-&gt;prep-&gt;with-&gt;pobj-&gt;|pobj</text:p>
          </table:table-cell>
          <table:table-cell office:value-type="string" calcext:value-type="string">
            <text:p>pos#POS NN NN IN</text:p>
          </table:table-cell>
          <table:table-cell office:value-type="string" calcext:value-type="string">
            <text:p>lc#for Presiden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trade deal</text:p>
          </table:table-cell>
          <table:table-cell office:value-type="string" calcext:value-type="string">
            <text:p>trigger#deal</text:p>
          </table:table-cell>
          <table:table-cell office:value-type="string" calcext:value-type="string">
            <text:p>sen#The leaders of the A.F.L.-C.I.O. said this weekend that they would continue pushing union members to campaign aggressively for Vice President Al Gore , even though he has reiterated his support for President Clinton 's trade deal with China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Andrew Stern</text:p>
          </table:table-cell>
          <table:table-cell office:value-type="string" calcext:value-type="string">
            <text:p>Service Employees International Un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I think China raises the legitimate issue that no candidate is perfect on our issues , '' said Andrew Stern , president of the Service Employees International Union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poss|&lt;-poss&lt;-entry-&gt;prep-&gt;into-&gt;pobj-&gt;|pobj</text:p>
          </table:table-cell>
          <table:table-cell office:value-type="string" calcext:value-type="string">
            <text:p>pos#POS NN IN DT</text:p>
          </table:table-cell>
          <table:table-cell office:value-type="string" calcext:value-type="string">
            <text:p>lc#way for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entry</text:p>
          </table:table-cell>
          <table:table-cell office:value-type="string" calcext:value-type="string">
            <text:p>trigger#entry</text:p>
          </table:table-cell>
          <table:table-cell office:value-type="string" calcext:value-type="string">
            <text:p>sen#Last November , shortly after the A.F.L-C.I.O. endorsed Mr. Gore , the Clinton administration reached its trade deal with China , a move that will help pave the way for China 's entry into the World Trade Organizat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nsubj|&lt;-nsubj&lt;-join-&gt;dobj-&gt;|dobj</text:p>
          </table:table-cell>
          <table:table-cell office:value-type="string" calcext:value-type="string">
            <text:p>pos#VBZ DT</text:p>
          </table:table-cell>
          <table:table-cell office:value-type="string" calcext:value-type="string">
            <text:p>lc#that once</text:p>
          </table:table-cell>
          <table:table-cell office:value-type="string" calcext:value-type="string">
            <text:p>rc#, it</text:p>
          </table:table-cell>
          <table:table-cell office:value-type="string" calcext:value-type="string">
            <text:p>lex#joins</text:p>
          </table:table-cell>
          <table:table-cell office:value-type="string" calcext:value-type="string">
            <text:p>trigger#join</text:p>
          </table:table-cell>
          <table:table-cell office:value-type="string" calcext:value-type="string">
            <text:p>sen#Union leaders fear that once China joins the World Trade Organization , it will use its influence to block efforts to persuade the organization 's members to include labor protections in future trade agreemen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Bill Bradle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PERSON</text:p>
          </table:table-cell>
          <table:table-cell office:value-type="string" calcext:value-type="string">
            <text:p>path#amod|&lt;-amod&lt;-rival-&gt;appos-&gt;|appos</text:p>
          </table:table-cell>
          <table:table-cell office:value-type="string" calcext:value-type="string">
            <text:p>pos#NN , JJ NNP</text:p>
          </table:table-cell>
          <table:table-cell office:value-type="string" calcext:value-type="string">
            <text:p>lc#, his</text:p>
          </table:table-cell>
          <table:table-cell office:value-type="string" calcext:value-type="string">
            <text:p>rc#, and</text:p>
          </table:table-cell>
          <table:table-cell office:value-type="string" calcext:value-type="string">
            <text:p>lex#rival Senator</text:p>
          </table:table-cell>
          <table:table-cell office:value-type="string" calcext:value-type="string">
            <text:p>trigger#rival</text:p>
          </table:table-cell>
          <table:table-cell office:value-type="string" calcext:value-type="string">
            <text:p>sen#For one thing , his Democratic rival , former Senator Bill Bradley , and the two leading Republican presidential candidates , Gov. George W. Bush of Texas and Senator John McCain of Arizona , all support the deal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George W. Bush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PERSON</text:p>
          </table:table-cell>
          <table:table-cell office:value-type="string" calcext:value-type="string">
            <text:p>path#amod|&lt;-amod&lt;-rival-&gt;appos-&gt;|appos</text:p>
          </table:table-cell>
          <table:table-cell office:value-type="string" calcext:value-type="string">
            <text:p>pos#NN , JJ NNP , CC DT VBG JJ NNS , NNP</text:p>
          </table:table-cell>
          <table:table-cell office:value-type="string" calcext:value-type="string">
            <text:p>lc#, his</text:p>
          </table:table-cell>
          <table:table-cell office:value-type="string" calcext:value-type="string">
            <text:p>rc#of</text:p>
          </table:table-cell>
          <table:table-cell office:value-type="string" calcext:value-type="string">
            <text:p>lex#rival Senator leading presidential candidates Gov.</text:p>
          </table:table-cell>
          <table:table-cell office:value-type="string" calcext:value-type="string">
            <text:p>trigger#rival</text:p>
          </table:table-cell>
          <table:table-cell office:value-type="string" calcext:value-type="string">
            <text:p>sen#For one thing , his Democratic rival , former Senator Bill Bradley , and the two leading Republican presidential candidates , Gov. George W. Bush of Texas and Senator John McCain of Arizona , all support the deal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nsubj|&lt;-nsubj&lt;-join-&gt;dobj-&gt;|dobj</text:p>
          </table:table-cell>
          <table:table-cell office:value-type="string" calcext:value-type="string">
            <text:p>pos#MD VB DT</text:p>
          </table:table-cell>
          <table:table-cell office:value-type="string" calcext:value-type="string">
            <text:p>lc#noted that</text:p>
          </table:table-cell>
          <table:table-cell office:value-type="string" calcext:value-type="string">
            <text:p>rc#whether or</text:p>
          </table:table-cell>
          <table:table-cell office:value-type="string" calcext:value-type="string">
            <text:p>lex#join</text:p>
          </table:table-cell>
          <table:table-cell office:value-type="string" calcext:value-type="string">
            <text:p>trigger#join</text:p>
          </table:table-cell>
          <table:table-cell office:value-type="string" calcext:value-type="string">
            <text:p>sen#He noted that China will join the World Trade Organization whether or not Congress approves the agreement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Jonathan Smith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NN NN CC NN IN NN NN IN DT</text:p>
          </table:table-cell>
          <table:table-cell/>
          <table:table-cell office:value-type="string" calcext:value-type="string">
            <text:p>rc#, protects</text:p>
          </table:table-cell>
          <table:table-cell office:value-type="string" calcext:value-type="string">
            <text:p>lex#computer science professor expert network security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Jonathan Smith , a computer science professor and expert on network security at the University of Pennsylvania , protects his computer by closing and locking all of its door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Lisa Henderson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service-&gt;nn-&gt;|nn</text:p>
          </table:table-cell>
          <table:table-cell office:value-type="string" calcext:value-type="string">
            <text:p>pos#, , NN IN NNP , DT</text:p>
          </table:table-cell>
          <table:table-cell office:value-type="string" calcext:value-type="string">
            <text:p>lc#But for</text:p>
          </table:table-cell>
          <table:table-cell office:value-type="string" calcext:value-type="string">
            <text:p>rc#service that</text:p>
          </table:table-cell>
          <table:table-cell office:value-type="string" calcext:value-type="string">
            <text:p>lex#founder LevelEdge.com</text:p>
          </table:table-cell>
          <table:table-cell office:value-type="string" calcext:value-type="string">
            <text:p>trigger#service</text:p>
          </table:table-cell>
          <table:table-cell office:value-type="string" calcext:value-type="string">
            <text:p>sen#But for Lisa Henderson , 37 , founder of LevelEdge.com , an Internet service that matches young athletes with colleges and scholarships , it took nearly 20 years for her own lucky break on the high school playing fields to germinate into a hot business proposit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el Mont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PERSON</text:p>
          </table:table-cell>
          <table:table-cell office:value-type="string" calcext:value-type="string">
            <text:p>path#nn|&lt;-nn&lt;-operation-&gt;prep-&gt;of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run the</text:p>
          </table:table-cell>
          <table:table-cell office:value-type="string" calcext:value-type="string">
            <text:p>rc#; a</text:p>
          </table:table-cell>
          <table:table-cell office:value-type="string" calcext:value-type="string">
            <text:p>lex#operation</text:p>
          </table:table-cell>
          <table:table-cell office:value-type="string" calcext:value-type="string">
            <text:p>trigger#operation</text:p>
          </table:table-cell>
          <table:table-cell office:value-type="string" calcext:value-type="string">
            <text:p>sen#In 1992 , she moved to San Francisco to run the Mexico operation of Del Monte ; a year later , she became an executive vice president at Specialty Brands , which sells spices and food ingredien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cott Thompson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oach-&gt;prep-&gt;at-&gt;pobj-&gt;|pobj</text:p>
          </table:table-cell>
          <table:table-cell office:value-type="string" calcext:value-type="string">
            <text:p>pos#, DT NNS POS NN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men 's basketball coach</text:p>
          </table:table-cell>
          <table:table-cell office:value-type="string" calcext:value-type="string">
            <text:p>trigger#coach</text:p>
          </table:table-cell>
          <table:table-cell office:value-type="string" calcext:value-type="string">
            <text:p>sen#I will subscribe to LevelEdge because it will allow me to find talent that may have otherwise been unknown to me , '' said Scott Thompson , the men 's basketball coach at Cornell University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ndian Point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plant-&gt;prep-&gt;in-&gt;pobj-&gt;|pobj</text:p>
          </table:table-cell>
          <table:table-cell office:value-type="string" calcext:value-type="string">
            <text:p>pos#JJ NN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nuclear plant</text:p>
          </table:table-cell>
          <table:table-cell office:value-type="string" calcext:value-type="string">
            <text:p>trigger#plant</text:p>
          </table:table-cell>
          <table:table-cell office:value-type="string" calcext:value-type="string">
            <text:p>sen#A leaky pipe inside a steam generator at the Indian Point 2 nuclear plant in Buchanan , N.Y. , may have released a puff of radioactive gas into the atmosphere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on E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rcmod|-&gt;rcmod-&gt;want-&gt;nsubj-&gt;|nsubj</text:p>
          </table:table-cell>
          <table:table-cell office:value-type="string" calcext:value-type="string">
            <text:p>pos#, WDT</text:p>
          </table:table-cell>
          <table:table-cell office:value-type="string" calcext:value-type="string">
            <text:p>lc#north of</text:p>
          </table:table-cell>
          <table:table-cell office:value-type="string" calcext:value-type="string">
            <text:p>rc#wants to</text:p>
          </table:table-cell>
          <table:table-cell/>
          <table:table-cell office:value-type="string" calcext:value-type="string">
            <text:p>trigger#city</text:p>
          </table:table-cell>
          <table:table-cell office:value-type="string" calcext:value-type="string">
            <text:p>sen#The leak could doom the 26-year-old plant 35 miles north of New York City , which Con Ed wants to sell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Alan B. Krueger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economist-&gt;nn-&gt;|nn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, says</text:p>
          </table:table-cell>
          <table:table-cell office:value-type="string" calcext:value-type="string">
            <text:p>rc#labor economist</text:p>
          </table:table-cell>
          <table:table-cell/>
          <table:table-cell office:value-type="string" calcext:value-type="string">
            <text:p>trigger#economist</text:p>
          </table:table-cell>
          <table:table-cell office:value-type="string" calcext:value-type="string">
            <text:p>sen#The 1996 minimum wage law also played a role , helping to push up wages at the low end in 1997 and 1998 , says Alan B. Krueger , a Princeton labor economis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aatchi &amp; Saatchi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building-&gt;prep-&gt;at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on the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building</text:p>
          </table:table-cell>
          <table:table-cell office:value-type="string" calcext:value-type="string">
            <text:p>trigger#building</text:p>
          </table:table-cell>
          <table:table-cell office:value-type="string" calcext:value-type="string">
            <text:p>sen#A year later , rounded corners and ribbon windows turned up on the Saatchi &amp; Saatchi building at Hudson and Houston Street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Hugo Boss</text:p>
          </table:table-cell>
          <table:table-cell office:value-type="string" calcext:value-type="string">
            <text:p>Olympic Tower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nsubj|&lt;-nsubj&lt;-be-&gt;prep-&gt;in-&gt;pobj-&gt;|pobj</text:p>
          </table:table-cell>
          <table:table-cell office:value-type="string" calcext:value-type="string">
            <text:p>pos#VBZ RB IN</text:p>
          </table:table-cell>
          <table:table-cell/>
          <table:table-cell office:value-type="string" calcext:value-type="string">
            <text:p>rc#at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Hugo Boss is now in Olympic Tower at Fifth Avenue and 51st Street , surroundings that are a bit more opulent and staid than the image it wants to projec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tatue of Liberty</text:p>
          </table:table-cell>
          <table:table-cell office:value-type="string" calcext:value-type="string">
            <text:p>George Washington Bridg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bj|&lt;-pobj&lt;-from&lt;-prep&lt;-run-&gt;prep-&gt;to-&gt;pobj-&gt;|pobj</text:p>
          </table:table-cell>
          <table:table-cell office:value-type="string" calcext:value-type="string">
            <text:p>pos#TO DT</text:p>
          </table:table-cell>
          <table:table-cell office:value-type="string" calcext:value-type="string">
            <text:p>lc#from the</text:p>
          </table:table-cell>
          <table:table-cell office:value-type="string" calcext:value-type="string">
            <text:p>rc#. ''</text:p>
          </table:table-cell>
          <table:table-cell/>
          <table:table-cell office:value-type="string" calcext:value-type="string">
            <text:p>trigger#run</text:p>
          </table:table-cell>
          <table:table-cell office:value-type="string" calcext:value-type="string">
            <text:p>sen#Almost any spot on the floor commands a panoramic view that runs from the Statue of Liberty to the George Washington Bridge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ation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station</text:p>
          </table:table-cell>
          <table:table-cell office:value-type="string" calcext:value-type="string">
            <text:p>trigger#station</text:p>
          </table:table-cell>
          <table:table-cell office:value-type="string" calcext:value-type="string">
            <text:p>sen#The robberies on a Manhattan-bound No. 7 train came after the teenagers boarded the train at the Main Street station in Flushing , Queens , about 2:40 p.m. , said Detective Joseph Pentangelo , a police spokesman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Harlem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n|&lt;-nn&lt;-school-&gt;prep-&gt;in-&gt;pobj-&gt;|pobj</text:p>
          </table:table-cell>
          <table:table-cell office:value-type="string" calcext:value-type="string">
            <text:p>pos#NNP NNP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High School</text:p>
          </table:table-cell>
          <table:table-cell office:value-type="string" calcext:value-type="string">
            <text:p>trigger#school</text:p>
          </table:table-cell>
          <table:table-cell office:value-type="string" calcext:value-type="string">
            <text:p>sen#Starting Tuesday , the group will be temporarily housed in a cafeteria at the Thurgood Marshall High School in Harlem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dobj|&lt;-dobj&lt;-flee-&gt;prep-&gt;for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to flee</text:p>
          </table:table-cell>
          <table:table-cell office:value-type="string" calcext:value-type="string">
            <text:p>rc#with no</text:p>
          </table:table-cell>
          <table:table-cell/>
          <table:table-cell office:value-type="string" calcext:value-type="string">
            <text:p>trigger#flee</text:p>
          </table:table-cell>
          <table:table-cell office:value-type="string" calcext:value-type="string">
            <text:p>sen#Dailey and Twilegar are able to flee Idaho for Chicago with no more than a paltry few hundred dollars in their wallets , simply because they are initiates in the mysteries of digital technology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Stratto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work-&gt;prep-&gt;for-&gt;pobj-&gt;|pobj</text:p>
          </table:table-cell>
          <table:table-cell office:value-type="string" calcext:value-type="string">
            <text:p>pos#VBD IN</text:p>
          </table:table-cell>
          <table:table-cell office:value-type="string" calcext:value-type="string">
            <text:p>lc#,</text:p>
          </table:table-cell>
          <table:table-cell office:value-type="string" calcext:value-type="string">
            <text:p>rc#and went</text:p>
          </table:table-cell>
          <table:table-cell office:value-type="string" calcext:value-type="string">
            <text:p>lex#worked</text:p>
          </table:table-cell>
          <table:table-cell office:value-type="string" calcext:value-type="string">
            <text:p>trigger#work</text:p>
          </table:table-cell>
          <table:table-cell office:value-type="string" calcext:value-type="string">
            <text:p>sen#After the Ecole , Stratton worked for Hunt and went out on his own in the 1870 's ; he designed the Queen Anne style House &amp; School of Industry at 120 West 16th Street , several country houses and the Green Alcove , a gemlike portion of an older room now at the New York Society Library at 53 East 79th Street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ANDREA L. VOLPE Providence</text:p>
          </table:table-cell>
          <table:table-cell office:value-type="string" calcext:value-type="string">
            <text:p>Brown Universit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nsubj|&lt;-nsubj&lt;-fellow-&gt;prep-&gt;at-&gt;pobj-&gt;|pobj</text:p>
          </table:table-cell>
          <table:table-cell office:value-type="string" calcext:value-type="string">
            <text:p>pos#, , DT NN VBZ DT JJ NN IN</text:p>
          </table:table-cell>
          <table:table-cell/>
          <table:table-cell office:value-type="string" calcext:value-type="string">
            <text:p>rc#.</text:p>
          </table:table-cell>
          <table:table-cell office:value-type="string" calcext:value-type="string">
            <text:p>lex#The writer postdoctoral fellow</text:p>
          </table:table-cell>
          <table:table-cell office:value-type="string" calcext:value-type="string">
            <text:p>trigger#fellow</text:p>
          </table:table-cell>
          <table:table-cell office:value-type="string" calcext:value-type="string">
            <text:p>sen#ANDREA L. VOLPE Providence , R.I. , Feb. 14 , 2000 The writer is a postdoctoral fellow at Brown University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Inagua National Park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n|&lt;-nn&lt;-article-&gt;prep-&gt;on-&gt;pobj-&gt;|pobj</text:p>
          </table:table-cell>
          <table:table-cell office:value-type="string" calcext:value-type="string">
            <text:p>pos#NN IN</text:p>
          </table:table-cell>
          <table:table-cell/>
          <table:table-cell office:value-type="string" calcext:value-type="string">
            <text:p>rc#in</text:p>
          </table:table-cell>
          <table:table-cell office:value-type="string" calcext:value-type="string">
            <text:p>lex#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Marvin Hunt article on Inagua National Park in Bahamas , where thousands of flamingos congregate each year during breeding season that lasts from November to July ; photos ; map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Robert Porter Allen</text:p>
          </table:table-cell>
          <table:table-cell office:value-type="string" calcext:value-type="string">
            <text:p>National Audubon Society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|pobj</text:p>
          </table:table-cell>
          <table:table-cell office:value-type="string" calcext:value-type="string">
            <text:p>pos#, NN NN IN DT</text:p>
          </table:table-cell>
          <table:table-cell office:value-type="string" calcext:value-type="string">
            <text:p>lc#when</text:p>
          </table:table-cell>
          <table:table-cell office:value-type="string" calcext:value-type="string">
            <text:p>rc#, visited</text:p>
          </table:table-cell>
          <table:table-cell office:value-type="string" calcext:value-type="string">
            <text:p>lex#research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The Great Inagua flock numbered fewer than 5,000 in 1952 when Robert Porter Allen , research director of the National Audubon Society , visited the island and began to spur conservation effor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Durham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rcmod|-&gt;rcmod-&gt;live-&gt;prep-&gt;in-&gt;pobj-&gt;|pobj</text:p>
          </table:table-cell>
          <table:table-cell office:value-type="string" calcext:value-type="string">
            <text:p>pos#, WP VBZ IN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lives</text:p>
          </table:table-cell>
          <table:table-cell office:value-type="string" calcext:value-type="string">
            <text:p>trigger#liv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write-&gt;prep-&gt;about-&gt;pobj-&gt;|pobj</text:p>
          </table:table-cell>
          <table:table-cell office:value-type="string" calcext:value-type="string">
            <text:p>pos#, WP VBZ IN , , VBZ RB IN DT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lives writes frequently</text:p>
          </table:table-cell>
          <table:table-cell office:value-type="string" calcext:value-type="string">
            <text:p>trigger#writ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Ms. Leon</text:p>
          </table:table-cell>
          <table:table-cell office:value-type="string" calcext:value-type="string">
            <text:p>Gonzalo Soriano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husband-&gt;appos-&gt;|appos</text:p>
          </table:table-cell>
          <table:table-cell office:value-type="string" calcext:value-type="string">
            <text:p>pos#POS NN ,</text:p>
          </table:table-cell>
          <table:table-cell office:value-type="string" calcext:value-type="string">
            <text:p>lc#slaying of</text:p>
          </table:table-cell>
          <table:table-cell office:value-type="string" calcext:value-type="string">
            <text:p>rc#, in</text:p>
          </table:table-cell>
          <table:table-cell office:value-type="string" calcext:value-type="string">
            <text:p>lex#'s husband</text:p>
          </table:table-cell>
          <table:table-cell office:value-type="string" calcext:value-type="string">
            <text:p>trigger#husband</text:p>
          </table:table-cell>
          <table:table-cell office:value-type="string" calcext:value-type="string">
            <text:p>sen#The slaying of Ms. Leon 's husband , Gonzalo Soriano , in a bewildering Central Park attack in 1998 created an outpouring of public support at the time , but months after the publicity created by her husband 's murder , the donations dwindled and Ms. Leon 's quiet life continued -- without her husband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to-&gt;pobj-&gt;|pobj</text:p>
          </table:table-cell>
          <table:table-cell office:value-type="string" calcext:value-type="string">
            <text:p>pos#VBD TO</text:p>
          </table:table-cell>
          <table:table-cell/>
          <table:table-cell office:value-type="string" calcext:value-type="string">
            <text:p>rc#from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Puebla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from-&gt;pobj-&gt;|pobj</text:p>
          </table:table-cell>
          <table:table-cell office:value-type="string" calcext:value-type="string">
            <text:p>pos#VBD TO IN</text:p>
          </table:table-cell>
          <table:table-cell/>
          <table:table-cell office:value-type="string" calcext:value-type="string">
            <text:p>rc#,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Aid Society</text:p>
          </table:table-cell>
          <table:table-cell office:value-type="string" calcext:value-type="string">
            <text:p>Ms. Leon</text:p>
          </table:table-cell>
          <table:table-cell/>
          <table:table-cell office:value-type="string" calcext:value-type="string">
            <text:p>ner#ORGANIZATION-&gt;PERSON</text:p>
          </table:table-cell>
          <table:table-cell office:value-type="string" calcext:value-type="string">
            <text:p>path#nsubj|&lt;-nsubj&lt;-give-&gt;iobj-&gt;|iobj</text:p>
          </table:table-cell>
          <table:table-cell office:value-type="string" calcext:value-type="string">
            <text:p>pos#JJ NN VBD</text:p>
          </table:table-cell>
          <table:table-cell office:value-type="string" calcext:value-type="string">
            <text:p>lc#Children 's</text:p>
          </table:table-cell>
          <table:table-cell office:value-type="string" calcext:value-type="string">
            <text:p>rc#enough money</text:p>
          </table:table-cell>
          <table:table-cell office:value-type="string" calcext:value-type="string">
            <text:p>lex#fall gave</text:p>
          </table:table-cell>
          <table:table-cell office:value-type="string" calcext:value-type="string">
            <text:p>trigger#give</text:p>
          </table:table-cell>
          <table:table-cell office:value-type="string" calcext:value-type="string">
            <text:p>sen#Using $ 817.89 from the Neediest Cases Fund , the Children 's Aid Society last fall gave Ms. Leon enough money to buy a kitchen table , a new bunk bed and comforter for her daughter Grizelle and a dresser to store the family 's clothing .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UNLABELED</text:p>
          </table:table-cell>
          <table:table-cell office:value-type="string" calcext:value-type="string">
            <text:p>The New York Times Neediest Cases Fund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bj|&lt;-pobj&lt;-to&lt;-prep&lt;-payable&lt;-prep&lt;-checks&lt;-pobj&lt;-to&lt;-prep&lt;-how&lt;-nsubjpass&lt;-send-&gt;dobj-&gt;bureau-&gt;nn-&gt;|nn</text:p>
          </table:table-cell>
          <table:table-cell office:value-type="string" calcext:value-type="string">
            <text:p>pos#MD VB VBN TO NNP NNP , , , , CC DT IN DT NNS :</text:p>
          </table:table-cell>
          <table:table-cell office:value-type="string" calcext:value-type="string">
            <text:p>lc#payable to</text:p>
          </table:table-cell>
          <table:table-cell office:value-type="string" calcext:value-type="string">
            <text:p>rc#BUREAU OF</text:p>
          </table:table-cell>
          <table:table-cell office:value-type="string" calcext:value-type="string">
            <text:p>lex#P.O. Box organizations</text:p>
          </table:table-cell>
          <table:table-cell office:value-type="string" calcext:value-type="string">
            <text:p>trigger#payable trigger#checks trigger#send 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ermerhorn Street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bureau-&gt;prep-&gt;of-&gt;pobj-&gt;|pobj</text:p>
          </table:table-cell>
          <table:table-cell office:value-type="string" calcext:value-type="string">
            <text:p>pos#NNP IN NNP NNP</text:p>
          </table:table-cell>
          <table:table-cell office:value-type="string" calcext:value-type="string">
            <text:p>lc#organizations :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BUREAU OF COMMUNITY SERVICE</text:p>
          </table:table-cell>
          <table:table-cell office:value-type="string" calcext:value-type="string">
            <text:p>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ARCHDIOCESE</text:p>
          </table:table-cell>
          <table:table-cell/>
          <table:table-cell office:value-type="string" calcext:value-type="string">
            <text:p>ner#MISC-&gt;ORGANIZATION</text:p>
          </table:table-cell>
          <table:table-cell office:value-type="string" calcext:value-type="string">
            <text:p>path#nn|&lt;-nn&lt;-charities-&gt;prep-&gt;of-&gt;pobj-&gt;|pobj</text:p>
          </table:table-cell>
          <table:table-cell office:value-type="string" calcext:value-type="string">
            <text:p>pos#NNPS IN DT</text:p>
          </table:table-cell>
          <table:table-cell/>
          <table:table-cell office:value-type="string" calcext:value-type="string">
            <text:p>rc#OF</text:p>
          </table:table-cell>
          <table:table-cell office:value-type="string" calcext:value-type="string">
            <text:p>lex#CHARITIES OF THE</text:p>
          </table:table-cell>
          <table:table-cell office:value-type="string" calcext:value-type="string">
            <text:p>trigger#charities</text:p>
          </table:table-cell>
          <table:table-cell office:value-type="string" calcext:value-type="string">
            <text:p>sen#CATHOLIC CHARITIES OF THE ARCHDIOCESE OF NEW YORK 1011 First Avenue , New York , N.Y. 10022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MISC-&gt;LOCATION</text:p>
          </table:table-cell>
          <table:table-cell office:value-type="string" calcext:value-type="string">
            <text:p>path#nn|&lt;-nn&lt;-charity-&gt;appos-&gt;diocese-&gt;prep-&gt;of-&gt;pobj-&gt;|pobj</text:p>
          </table:table-cell>
          <table:table-cell office:value-type="string" calcext:value-type="string">
            <text:p>pos#NNS , NNP IN</text:p>
          </table:table-cell>
          <table:table-cell/>
          <table:table-cell office:value-type="string" calcext:value-type="string">
            <text:p>rc#AND QUEENS</text:p>
          </table:table-cell>
          <table:table-cell office:value-type="string" calcext:value-type="string">
            <text:p>lex#CHARITIES DIOCESE OFtrigger#charity</text:p>
          </table:table-cell>
          <table:table-cell office:value-type="string" calcext:value-type="string">
            <text:p>trigger#diocese</text:p>
          </table:table-cell>
          <table:table-cell office:value-type="string" calcext:value-type="string">
            <text:p>sen#CATHOLIC CHARITIES , DIOCESE OF BROOKLYN AND QUEENS 191 Joralemon Street , Brooklyn , N.Y. 11201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&lt;-appos&lt;-street-&gt;appos-&gt;|appos</text:p>
          </table:table-cell>
          <table:table-cell office:value-type="string" calcext:value-type="string">
            <text:p>pos#,</text:p>
          </table:table-cell>
          <table:table-cell office:value-type="string" calcext:value-type="string">
            <text:p>lc#Street ,</text:p>
          </table:table-cell>
          <table:table-cell office:value-type="string" calcext:value-type="string">
            <text:p>rc#.</text:p>
          </table:table-cell>
          <table:table-cell/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City University</text:p>
          </table:table-cell>
          <table:table-cell office:value-type="string" calcext:value-type="string">
            <text:p>Flushing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center-&gt;prep-&gt;in-&gt;pobj-&gt;|pobj</text:p>
          </table:table-cell>
          <table:table-cell office:value-type="string" calcext:value-type="string">
            <text:p>pos#NN , IN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center</text:p>
          </table:table-cell>
          <table:table-cell office:value-type="string" calcext:value-type="string">
            <text:p>trigger#center</text:p>
          </table:table-cell>
          <table:table-cell office:value-type="string" calcext:value-type="string">
            <text:p>sen#The City University center , in Flushing , Queens , is one of four relatively new legal clinics in the city in which law students counsel a mostly immigrant and refugee clientele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Northern Manhattan Improvement Corporation</text:p>
          </table:table-cell>
          <table:table-cell office:value-type="string" calcext:value-type="string">
            <text:p>Washington Heights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appos|-&gt;appos-&gt;group-&gt;prep-&gt;in-&gt;pobj-&gt;|pobj</text:p>
          </table:table-cell>
          <table:table-cell office:value-type="string" calcext:value-type="string">
            <text:p>pos#, DT NN NN NN IN</text:p>
          </table:table-cell>
          <table:table-cell office:value-type="string" calcext:value-type="string">
            <text:p>lc#to th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community service group</text:p>
          </table:table-cell>
          <table:table-cell office:value-type="string" calcext:value-type="string">
            <text:p>trigger#group</text:p>
          </table:table-cell>
          <table:table-cell office:value-type="string" calcext:value-type="string">
            <text:p>sen#The clinic was founded in 1995 with a joint state grant to Fordham and to the Northern Manhattan Improvement Corporation , a community service group in Washington Height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A. Stuart M. Saft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Stuart M. Saft , a Manhattan lawyer who is also chairman of the Council of New York Cooperatives and Condominiums , said that according to most proprietary leases , if a shareholder is in residence simultaneously with a friend , the friend is a guest and can stay for up to 30 days without board approval . ''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A. Andrew D. Brodnick</text:p>
          </table:table-cell>
          <table:table-cell office:value-type="string" calcext:value-type="string">
            <text:p>White Plain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real estate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Andrew D. Brodnick , a White Plains real estate lawyer , said that '' wrongful eviction , '' also known as '' wrongful detainer , '' is defined by statute in New York as the forcible or unlawful removal of a tenant from a premises or the keeping of a tenant out of a premises by use of force , fear or other unlawful mean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Andie MacDowell</text:p>
          </table:table-cell>
          <table:table-cell office:value-type="string" calcext:value-type="string">
            <text:p>Sundance Festiva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rcmod|-&gt;rcmod-&gt;play-&gt;prep-&gt;at-&gt;pobj-&gt;|pobj</text:p>
          </table:table-cell>
          <table:table-cell office:value-type="string" calcext:value-type="string">
            <text:p>pos#, WDT VBD IN DT POS</text:p>
          </table:table-cell>
          <table:table-cell office:value-type="string" calcext:value-type="string">
            <text:p>lc#'' starring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played 's</text:p>
          </table:table-cell>
          <table:table-cell office:value-type="string" calcext:value-type="string">
            <text:p>trigger#play</text:p>
          </table:table-cell>
          <table:table-cell office:value-type="string" calcext:value-type="string">
            <text:p>sen#Ms. Heche said she took on the assignment partly because she felt her acting career was on hold at that point , but also because she was already moving in that direction , having written and directed a film , '' Reaching Normal , '' starring Andie MacDowell , which played at this year 's Sundance Festival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Komfort Plumbing &amp; Heating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artmod|-&gt;partmod-&gt;base-&gt;prep-&gt;in-&gt;pobj-&gt;|pobj</text:p>
          </table:table-cell>
          <table:table-cell office:value-type="string" calcext:value-type="string">
            <text:p>pos#, VBN IN</text:p>
          </table:table-cell>
          <table:table-cell office:value-type="string" calcext:value-type="string">
            <text:p>lc#owners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based</text:p>
          </table:table-cell>
          <table:table-cell office:value-type="string" calcext:value-type="string">
            <text:p>trigger#base</text:p>
          </table:table-cell>
          <table:table-cell office:value-type="string" calcext:value-type="string">
            <text:p>sen#Of course , those homeowners who have filled up their standard 275-gallon oil tanks will likely hold off switching , said Kenneth Lukaszewski , one of the owners of Komfort Plumbing &amp; Heating , based in Brookly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New York Bage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open-&gt;dobj-&gt;|dobj</text:p>
          </table:table-cell>
          <table:table-cell office:value-type="string" calcext:value-type="string">
            <text:p>pos#CC JJ NNS , CC , VBD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open-&gt;prep-&gt;at-&gt;pobj-&gt;|pobj</text:p>
          </table:table-cell>
          <table:table-cell office:value-type="string" calcext:value-type="string">
            <text:p>pos#CC JJ NNS , CC , VBD CC IN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( near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New York Bagel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dobj|&lt;-dobj&lt;-open-&gt;prep-&gt;at-&gt;pobj-&gt;|pobj</text:p>
          </table:table-cell>
          <table:table-cell office:value-type="string" calcext:value-type="string">
            <text:p>pos#CC IN</text:p>
          </table:table-cell>
          <table:table-cell office:value-type="string" calcext:value-type="string">
            <text:p>lc#, opened</text:p>
          </table:table-cell>
          <table:table-cell office:value-type="string" calcext:value-type="string">
            <text:p>rc#( near</text:p>
          </table:table-cell>
          <table:table-cell/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dep|-&gt;dep-&gt;be-&gt;nsubj-&gt;|nsubj</text:p>
          </table:table-cell>
          <table:table-cell office:value-type="string" calcext:value-type="string">
            <text:p>pos#:</text:p>
          </table:table-cell>
          <table:table-cell/>
          <table:table-cell office:value-type="string" calcext:value-type="string">
            <text:p>rc#is on</text:p>
          </table:table-cell>
          <table:table-cell/>
          <table:table-cell office:value-type="string" calcext:value-type="string">
            <text:p>trigger#regis</text:p>
          </table:table-cell>
          <table:table-cell office:value-type="string" calcext:value-type="string">
            <text:p>sen#Regis : Marcia is on the phone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Sandy Weill</text:p>
          </table:table-cell>
          <table:table-cell office:value-type="string" calcext:value-type="string">
            <text:p>Rubi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rcmod|-&gt;rcmod-&gt;take-&gt;nsubj-&gt;|nsubj</text:p>
          </table:table-cell>
          <table:table-cell office:value-type="string" calcext:value-type="string">
            <text:p>pos#CC , WRB</text:p>
          </table:table-cell>
          <table:table-cell office:value-type="string" calcext:value-type="string">
            <text:p>lc#together with</text:p>
          </table:table-cell>
          <table:table-cell office:value-type="string" calcext:value-type="string">
            <text:p>rc#took position</text:p>
          </table:table-cell>
          <table:table-cell/>
          <table:table-cell office:value-type="string" calcext:value-type="string">
            <text:p>trigger#weill</text:p>
          </table:table-cell>
          <table:table-cell office:value-type="string" calcext:value-type="string">
            <text:p>sen#Lawrence R Ricciardi , senior vice president and general counsel at IBM , is taking credit for bringing Robert Rubin , former Treasury Secretary , together with Sandy Weill and Citigroup , where Rubin took position ; Weill photo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Lawrence R. Ricciardi</text:p>
          </table:table-cell>
          <table:table-cell office:value-type="string" calcext:value-type="string">
            <text:p>I.B.M.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at-&gt;pobj-&gt;|pobj</text:p>
          </table:table-cell>
          <table:table-cell office:value-type="string" calcext:value-type="string">
            <text:p>pos#, JJ NN NN CC JJ NN IN</text:p>
          </table:table-cell>
          <table:table-cell/>
          <table:table-cell office:value-type="string" calcext:value-type="string">
            <text:p>rc#, is</text:p>
          </table:table-cell>
          <table:table-cell office:value-type="string" calcext:value-type="string">
            <text:p>lex#senior vice president general counsel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Lawrence R. Ricciardi , senior vice president and general counsel at I.B.M. , is taking credit for bringing Robert Rubin together with Sandy Weill and Citigroup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Mr. Ricciardi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rcmod|-&gt;rcmod-&gt;have-&gt;nsubj-&gt;|nsubj</text:p>
          </table:table-cell>
          <table:table-cell office:value-type="string" calcext:value-type="string">
            <text:p>pos#, , WRB</text:p>
          </table:table-cell>
          <table:table-cell office:value-type="string" calcext:value-type="string">
            <text:p>lc#library in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reenwich</text:p>
          </table:table-cell>
          <table:table-cell office:value-type="string" calcext:value-type="string">
            <text:p>sen#Several months before Mr. Rubin resigned as Treasury secretary last July , Mr. Ricciardi asked him to present an award to Mr. Weill at a fund-raising dinner for the public library in Greenwich , Conn. , where Mr. Ricciardi and Mr. Weill have home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Richard Sandomir</text:p>
          </table:table-cell>
          <table:table-cell office:value-type="string" calcext:value-type="string">
            <text:p>Westminster Kennel Club Dog Show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prep-&gt;on-&gt;pobj-&gt;|pobj</text:p>
          </table:table-cell>
          <table:table-cell office:value-type="string" calcext:value-type="string">
            <text:p>pos#POS NN IN</text:p>
          </table:table-cell>
          <table:table-cell office:value-type="string" calcext:value-type="string">
            <text:p>lc#errors in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Lisa A Barnett letter cites errors in Richard Sandomir 's Feb 16 article on Westminster Kennel Club Dog Show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Town Hall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be-&gt;prep-&gt;in-&gt;pobj-&gt;|pobj</text:p>
          </table:table-cell>
          <table:table-cell office:value-type="string" calcext:value-type="string">
            <text:p>pos#VBZ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on th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Grand-Place</text:p>
          </table:table-cell>
          <table:table-cell/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nsubj|&lt;-nsubj&lt;-be-&gt;prep-&gt;on-&gt;pobj-&gt;|pobj</text:p>
          </table:table-cell>
          <table:table-cell office:value-type="string" calcext:value-type="string">
            <text:p>pos#VBZ IN DT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; telephon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Lincoln Pa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nn-&gt;|nn</text:p>
          </table:table-cell>
          <table:table-cell office:value-type="string" calcext:value-type="string">
            <text:p>pos#, , IN DT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section of</text:p>
          </table:table-cell>
          <table:table-cell/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Chicago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prep-&gt;of-&gt;pobj-&gt;|pobj</text:p>
          </table:table-cell>
          <table:table-cell office:value-type="string" calcext:value-type="string">
            <text:p>pos#, , IN DT NN IN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section</text:p>
          </table:table-cell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Virginia Breier Gallery</text:p>
          </table:table-cell>
          <table:table-cell office:value-type="string" calcext:value-type="string">
            <text:p>Virginia Breier Contemporar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partmod|-&gt;partmod-&gt;know-&gt;prep-&gt;as-&gt;pobj-&gt;|pobj</text:p>
          </table:table-cell>
          <table:table-cell office:value-type="string" calcext:value-type="string">
            <text:p>pos#-LRB- RB VBN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allery</text:p>
          </table:table-cell>
          <table:table-cell office:value-type="string" calcext:value-type="string">
            <text:p>sen#The Virginia Breier Gallery ( also known as the Virginia Breier Contemporary and Traditional Craft ) , 3091 Sacramento Street , has a great selection of pottery made by local artisa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Harry Clark</text:p>
          </table:table-cell>
          <table:table-cell office:value-type="string" calcext:value-type="string">
            <text:p>Chamber Music Plus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founder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THE cellist</text:p>
          </table:table-cell>
          <table:table-cell office:value-type="string" calcext:value-type="string">
            <text:p>rc#, has</text:p>
          </table:table-cell>
          <table:table-cell office:value-type="string" calcext:value-type="string">
            <text:p>lex#founder</text:p>
          </table:table-cell>
          <table:table-cell office:value-type="string" calcext:value-type="string">
            <text:p>trigger#founder</text:p>
          </table:table-cell>
          <table:table-cell office:value-type="string" calcext:value-type="string">
            <text:p>sen#THE cellist Harry Clark , a founder of Chamber Music Plus , has produced several programs based on the lives and letters of artistic personaliti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k Shepard</text:p>
          </table:table-cell>
          <table:table-cell office:value-type="string" calcext:value-type="string">
            <text:p>Drum of the Elephant King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present-&gt;dobj-&gt;|dobj</text:p>
          </table:table-cell>
          <table:table-cell office:value-type="string" calcext:value-type="string">
            <text:p>pos#VBZ '' DT</text:p>
          </table:table-cell>
          <table:table-cell office:value-type="string" calcext:value-type="string">
            <text:p>lc#,</text:p>
          </table:table-cell>
          <table:table-cell office:value-type="string" calcext:value-type="string">
            <text:p>rc#, ''</text:p>
          </table:table-cell>
          <table:table-cell office:value-type="string" calcext:value-type="string">
            <text:p>lex#presents '' The</text:p>
          </table:table-cell>
          <table:table-cell office:value-type="string" calcext:value-type="string">
            <text:p>trigger#present</text:p>
          </table:table-cell>
          <table:table-cell office:value-type="string" calcext:value-type="string">
            <text:p>sen#At 11 a.m. and 1 p.m. in the Acoustic Cafe in Bridgeport , Mark Shepard presents '' The Drum of the Elephant King , '' which he describes as a musical adventure tale from Haiti , celebrating African culture in the New World ( 203-355-3655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Chausson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ss|&lt;-poss&lt;-concerto-&gt;prep-&gt;for-&gt;pobj-&gt;|pobj</text:p>
          </table:table-cell>
          <table:table-cell office:value-type="string" calcext:value-type="string">
            <text:p>pos#POS '' NNP IN</text:p>
          </table:table-cell>
          <table:table-cell office:value-type="string" calcext:value-type="string">
            <text:p>lc#will play</text:p>
          </table:table-cell>
          <table:table-cell office:value-type="string" calcext:value-type="string">
            <text:p>rc#and Piano</text:p>
          </table:table-cell>
          <table:table-cell office:value-type="string" calcext:value-type="string">
            <text:p>lex#'s '' Concerto</text:p>
          </table:table-cell>
          <table:table-cell office:value-type="string" calcext:value-type="string">
            <text:p>trigger#concerto</text:p>
          </table:table-cell>
          <table:table-cell office:value-type="string" calcext:value-type="string">
            <text:p>sen#With the pianist Elizabeth Sawyer Parisot , Mr. Friedman will play Chausson 's '' Concerto for Violin and Piano with String Quarte '' ; then he 'll be joined in Mozart 's Sinfonia Concertante by the violist Jesse Levine and the cellist Aldo Parisot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Leonore Tiefer</text:p>
          </table:table-cell>
          <table:table-cell office:value-type="string" calcext:value-type="string">
            <text:p>New York University School of Medicin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sychologist-&gt;prep-&gt;at-&gt;pobj-&gt;|pobj</text:p>
          </table:table-cell>
          <table:table-cell office:value-type="string" calcext:value-type="string">
            <text:p>pos#, DT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pretty</text:p>
          </table:table-cell>
          <table:table-cell office:value-type="string" calcext:value-type="string">
            <text:p>lex#psychologist</text:p>
          </table:table-cell>
          <table:table-cell office:value-type="string" calcext:value-type="string">
            <text:p>trigger#psychologist</text:p>
          </table:table-cell>
          <table:table-cell office:value-type="string" calcext:value-type="string">
            <text:p>sen#I find it simply incredible this whole thing is happening , '' said Leonore Tiefer , a psychologist at the New York University School of Medicine and pretty much the only critic of all this research I could find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Eston Dunn</text:p>
          </table:table-cell>
          <table:table-cell office:value-type="string" calcext:value-type="string">
            <text:p>Gay</text:p>
          </table:table-cell>
          <table:table-cell/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coordinator-&gt;prep-&gt;for-&gt;pobj-&gt;|pobj</text:p>
          </table:table-cell>
          <table:table-cell office:value-type="string" calcext:value-type="string">
            <text:p>pos#, DT NN NN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health education coordinatortrigger#coordinator</text:p>
          </table:table-cell>
          <table:table-cell/>
          <table:table-cell office:value-type="string" calcext:value-type="string">
            <text:p>sen#You have to realize that a lot of men come out of the closet when they are 30 or even 40 , and then go nuts , '' said Eston Dunn , the health education coordinator for the Gay and Lesbian Community Center in Fort Lauderdale , Fla. '' If you 're heterosexual , you discover your sexuality at 15 , and then you go nu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Smart Guid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book-&gt;dep-&gt;|dep</text:p>
          </table:table-cell>
          <table:table-cell office:value-type="string" calcext:value-type="string">
            <text:p>pos#POS NN , CC DT NN , '' DT</text:p>
          </table:table-cell>
          <table:table-cell/>
          <table:table-cell office:value-type="string" calcext:value-type="string">
            <text:p>rc#to</text:p>
          </table:table-cell>
          <table:table-cell office:value-type="string" calcext:value-type="string">
            <text:p>lex#'s book sequel '' The</text:p>
          </table:table-cell>
          <table:table-cell office:value-type="string" calcext:value-type="string">
            <text:p>trigger#book</text:p>
          </table:table-cell>
          <table:table-cell office:value-type="string" calcext:value-type="string">
            <text:p>sen#Morgenthaler 's book , and a 1999 sequel , '' The Smart Guide to Better Sex From Andro to Zinc , '' chronicles the new levels of proof that hard science is bringing to the reputations of some of the old folklore remedi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McGwire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|&lt;-nsubj&lt;-see-&gt;dobj-&gt;|dobj</text:p>
          </table:table-cell>
          <table:table-cell office:value-type="string" calcext:value-type="string">
            <text:p>pos#, RB , VBZ</text:p>
          </table:table-cell>
          <table:table-cell/>
          <table:table-cell office:value-type="string" calcext:value-type="string">
            <text:p>rc#as a</text:p>
          </table:table-cell>
          <table:table-cell office:value-type="string" calcext:value-type="string">
            <text:p>lex#sees</text:p>
          </table:table-cell>
          <table:table-cell office:value-type="string" calcext:value-type="string">
            <text:p>trigger#see</text:p>
          </table:table-cell>
          <table:table-cell office:value-type="string" calcext:value-type="string">
            <text:p>sen#Morgenthaler , however , sees McGwire as a brave pioneer , like Dole -- someone who has come out of the closet to speak honestly about the brave new worlds these medicines hail . ''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Rachel Maines</text:p>
          </table:table-cell>
          <table:table-cell office:value-type="string" calcext:value-type="string">
            <text:p>Technology of Orgasm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author-&gt;prep-&gt;of-&gt;pobj-&gt;book-&gt;dep-&gt;|dep</text:p>
          </table:table-cell>
          <table:table-cell office:value-type="string" calcext:value-type="string">
            <text:p>pos#, NN IN DT RB VBN NN ''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author highly regarded book '' The</text:p>
          </table:table-cell>
          <table:table-cell office:value-type="string" calcext:value-type="string">
            <text:p>trigger#author trigger#book</text:p>
          </table:table-cell>
          <table:table-cell office:value-type="string" calcext:value-type="string">
            <text:p>sen#There really is an obvious parallel here , '' said Rachel Maines , author of the highly regarded book '' The Technology of Orgasm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Patti O'Brien</text:p>
          </table:table-cell>
          <table:table-cell office:value-type="string" calcext:value-type="string">
            <text:p>Rolling Ston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director-&gt;prep-&gt;at-&gt;pobj-&gt;|pobj</text:p>
          </table:table-cell>
          <table:table-cell office:value-type="string" calcext:value-type="string">
            <text:p>pos#, NN NN IN</text:p>
          </table:table-cell>
          <table:table-cell office:value-type="string" calcext:value-type="string">
            <text:p>lc#roominess ,</text:p>
          </table:table-cell>
          <table:table-cell office:value-type="string" calcext:value-type="string">
            <text:p>rc#, warns</text:p>
          </table:table-cell>
          <table:table-cell office:value-type="string" calcext:value-type="string">
            <text:p>lex#fashion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Despite the wallet 's roominess , Patti O'Brien , fashion director at Rolling Stone , warns against overload . ''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St John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defeat-&gt;dobj-&gt;|dobj</text:p>
          </table:table-cell>
          <table:table-cell office:value-type="string" calcext:value-type="string">
            <text:p>pos#POS VBZ</text:p>
          </table:table-cell>
          <table:table-cell/>
          <table:table-cell office:value-type="string" calcext:value-type="string">
            <text:p>rc#,</text:p>
          </table:table-cell>
          <table:table-cell office:value-type="string" calcext:value-type="string">
            <text:p>lex#'s defeats</text:p>
          </table:table-cell>
          <table:table-cell office:value-type="string" calcext:value-type="string">
            <text:p>trigger#defeat</text:p>
          </table:table-cell>
          <table:table-cell office:value-type="string" calcext:value-type="string">
            <text:p>sen#St John 's defeats Syracuse , 76-75 , in college basketball ( M ) /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Ernie Lorch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Ernie Lorch , the Manhattan lawyer who has built Riverside Church 's basketball program into a national power , was in his usual seat behind the St. John 's bench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Ramona Ripston</text:p>
          </table:table-cell>
          <table:table-cell office:value-type="string" calcext:value-type="string">
            <text:p>American Civil Liberties Union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chapter-&gt;nn-&gt;|nn</text:p>
          </table:table-cell>
          <table:table-cell office:value-type="string" calcext:value-type="string">
            <text:p>pos#, DT JJ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chapter here</text:p>
          </table:table-cell>
          <table:table-cell office:value-type="string" calcext:value-type="string">
            <text:p>lex#executive director</text:p>
          </table:table-cell>
          <table:table-cell office:value-type="string" calcext:value-type="string">
            <text:p>trigger#director trigger#chapter</text:p>
          </table:table-cell>
          <table:table-cell office:value-type="string" calcext:value-type="string">
            <text:p>sen#The fact that this has happened once in most of our memories does not mean that it signals the police commission is truly independent , '' said Ramona Ripston , the executive director of the American Civil Liberties Union chapter here , which is calling for an appointed commission to oversee the changes . ''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Kelly Martin</text:p>
          </table:table-cell>
          <table:table-cell office:value-type="string" calcext:value-type="string">
            <text:p>Mr. Riorda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appos|-&gt;appos-&gt;chief-&gt;poss-&gt;|poss</text:p>
          </table:table-cell>
          <table:table-cell office:value-type="string" calcext:value-type="string">
            <text:p>pos#,</text:p>
          </table:table-cell>
          <table:table-cell/>
          <table:table-cell office:value-type="string" calcext:value-type="string">
            <text:p>rc#'s chief</text:p>
          </table:table-cell>
          <table:table-cell/>
          <table:table-cell office:value-type="string" calcext:value-type="string">
            <text:p>trigger#chief</text:p>
          </table:table-cell>
          <table:table-cell office:value-type="string" calcext:value-type="string">
            <text:p>sen#Kelly Martin , Mr. Riordan 's chief of staff , told the commissioners that the question was a policy issue that deserved public debate and should not be applied to the Mitchell case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Daisann McLane</text:p>
          </table:table-cell>
          <table:table-cell office:value-type="string" calcext:value-type="string">
            <text:p>Sweet Deja Vu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dep-&gt;|dep</text:p>
          </table:table-cell>
          <table:table-cell office:value-type="string" calcext:value-type="string">
            <text:p>pos#POS NN ''</text:p>
          </table:table-cell>
          <table:table-cell office:value-type="string" calcext:value-type="string">
            <text:p>lc#Editor :</text:p>
          </table:table-cell>
          <table:table-cell office:value-type="string" calcext:value-type="string">
            <text:p>rc#in the</text:p>
          </table:table-cell>
          <table:table-cell office:value-type="string" calcext:value-type="string">
            <text:p>lex#'s article ''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To the Editor : Daisann McLane 's article '' Sweet Deja Vu in the Philippines '' ( Jan. 23 ) says '' Dumaguete does n't have any real tourist attractions . ''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Stops Tim</text:p>
          </table:table-cell>
          <table:table-cell office:value-type="string" calcext:value-type="string">
            <text:p>Union Squar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leave-&gt;dobj-&gt;|dobj</text:p>
          </table:table-cell>
          <table:table-cell office:value-type="string" calcext:value-type="string">
            <text:p>pos#VBD</text:p>
          </table:table-cell>
          <table:table-cell office:value-type="string" calcext:value-type="string">
            <text:p>lc#Not Many</text:p>
          </table:table-cell>
          <table:table-cell office:value-type="string" calcext:value-type="string">
            <text:p>rc#on the</text:p>
          </table:table-cell>
          <table:table-cell office:value-type="string" calcext:value-type="string">
            <text:p>lex#left</text:p>
          </table:table-cell>
          <table:table-cell office:value-type="string" calcext:value-type="string">
            <text:p>trigger#leave</text:p>
          </table:table-cell>
          <table:table-cell office:value-type="string" calcext:value-type="string">
            <text:p>sen#Not Many Stops Tim left Union Square on the BMT at 7:50 a.m. and arrived at Penn Station at 8 .</text:p>
          </table:table-cell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string" calcext:value-type="string">
            <text:p>Rowcoun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OSITIVE</text:p>
          </table:table-cell>
          <table:table-cell office:value-type="float" office:value="23696" calcext:value-type="float">
            <text:p>23696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GATIVE</text:p>
          </table:table-cell>
          <table:table-cell office:value-type="float" office:value="420188" calcext:value-type="float">
            <text:p>420188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NLABELED</text:p>
          </table:table-cell>
          <table:table-cell office:value-type="float" office:value="1073623" calcext:value-type="float">
            <text:p>1073623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#Document</text:p>
          </table:table-cell>
          <table:table-cell office:value-type="float" office:value="1469200" calcext:value-type="float">
            <text:p>146920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OTAL</text:p>
          </table:table-cell>
          <table:table-cell office:value-type="float" office:value="2986707" calcext:value-type="float">
            <text:p>2986707</text:p>
          </table:table-cell>
          <table:table-cell table:number-columns-repeated="1022"/>
        </table:table-row>
        <table:table-row table:style-name="ro7" table:number-rows-repeated="10484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9:33:34.718141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3:59.966400598</meta:creation-date>
    <dc:date>2016-05-31T10:12:46.897740882</dc:date>
    <meta:editing-duration>PT2M40S</meta:editing-duration>
    <meta:editing-cycles>2</meta:editing-cycles>
    <meta:generator>LibreOffice/4.2.8.2$Linux_X86_64 LibreOffice_project/420m0$Build-2</meta:generator>
    <meta:document-statistic meta:table-count="1" meta:cell-count="1413" meta:object-count="0"/>
  </office:meta>
</office:document-meta>
</file>